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6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6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6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6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6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6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6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6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7">
      <text:list-level-style-bullet text:level="1" text:style-name="WW_CharLFO7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7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7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7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7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7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7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7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7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8">
      <text:list-level-style-bullet text:level="1" text:style-name="WW_CharLFO8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8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8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8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8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8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8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8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8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9">
      <text:list-level-style-bullet text:level="1" text:style-name="WW_CharLFO9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9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9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9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9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9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9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9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9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page-number="1"/>
    </style:style>
    <style:style style:name="T2" style:parent-style-name="DefaultParagraphFont" style:family="text">
      <style:text-properties fo:font-weight="bold" style:font-weight-asian="bold"/>
    </style:style>
    <style:style style:name="P3" style:parent-style-name="Standard" style:family="paragraph">
      <style:text-properties fo:font-weight="bold" style:font-weight-asian="bold"/>
    </style:style>
    <style:style style:name="T4" style:parent-style-name="DefaultParagraphFont" style:family="text">
      <style:text-properties style:font-name="MS Gothic" style:font-name-asian="MS Gothic"/>
    </style:style>
    <style:style style:name="P5" style:parent-style-name="Standard" style:family="paragraph">
      <style:paragraph-properties fo:margin-left="0.5in">
        <style:tab-stops/>
      </style:paragraph-properties>
    </style:style>
    <style:style style:name="P6" style:parent-style-name="Standard" style:family="paragraph"/>
    <style:style style:name="P7" style:parent-style-name="Standard" style:family="paragraph">
      <style:paragraph-properties fo:margin-left="0.5in">
        <style:tab-stops/>
      </style:paragraph-properties>
    </style:style>
    <style:style style:name="P8" style:parent-style-name="Standard" style:family="paragraph">
      <style:paragraph-properties fo:margin-left="0.5in">
        <style:tab-stops/>
      </style:paragraph-properties>
    </style:style>
    <style:style style:name="P9" style:parent-style-name="Standard" style:family="paragraph">
      <style:paragraph-properties fo:margin-left="0.5in">
        <style:tab-stops/>
      </style:paragraph-properties>
    </style:style>
    <style:style style:name="P10" style:parent-style-name="Standard" style:family="paragraph">
      <style:paragraph-properties fo:margin-left="0.5in">
        <style:tab-stops/>
      </style:paragraph-properties>
    </style:style>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paragraph-properties fo:margin-left="0.5in">
        <style:tab-stops/>
      </style:paragraph-properties>
    </style:style>
    <style:style style:name="P17" style:parent-style-name="Standard" style:family="paragraph">
      <style:text-properties fo:language="en" fo:country="GB"/>
    </style:style>
    <style:style style:name="P18" style:parent-style-name="Standard" style:family="paragraph">
      <style:text-properties fo:language="en" fo:country="GB"/>
    </style:style>
    <style:style style:name="P19" style:parent-style-name="Standard" style:family="paragraph">
      <style:text-properties fo:language="en" fo:country="GB"/>
    </style:style>
    <style:style style:name="P20" style:parent-style-name="Standard" style:family="paragraph">
      <style:text-properties fo:language="en" fo:country="GB"/>
    </style:style>
    <style:style style:name="P21" style:parent-style-name="Standard" style:family="paragraph">
      <style:paragraph-properties fo:margin-left="1in">
        <style:tab-stops/>
      </style:paragraph-properties>
      <style:text-properties fo:language="en" fo:country="GB"/>
    </style:style>
    <style:style style:name="P22" style:parent-style-name="Standard" style:family="paragraph">
      <style:paragraph-properties fo:margin-left="0.75in">
        <style:tab-stops/>
      </style:paragraph-properties>
      <style:text-properties fo:language="en" fo:country="GB"/>
    </style:style>
    <style:style style:name="P23" style:parent-style-name="Standard" style:family="paragraph">
      <style:paragraph-properties fo:margin-left="0.5in">
        <style:tab-stops/>
      </style:paragraph-properties>
    </style:style>
    <style:style style:name="P24" style:parent-style-name="Standard" style:family="paragraph"/>
    <style:style style:name="P25" style:parent-style-name="Standard" style:family="paragraph">
      <style:paragraph-properties fo:margin-left="0.5in">
        <style:tab-stops/>
      </style:paragraph-properties>
    </style:style>
    <style:style style:name="P26" style:parent-style-name="Standard" style:family="paragraph"/>
    <style:style style:name="P27" style:parent-style-name="Standard" style:family="paragraph">
      <style:paragraph-properties fo:margin-left="1in">
        <style:tab-stops/>
      </style:paragraph-properties>
    </style:style>
    <style:style style:name="P28" style:parent-style-name="Standard" style:family="paragraph">
      <style:paragraph-properties fo:margin-left="1in">
        <style:tab-stops/>
      </style:paragraph-properties>
    </style:style>
    <style:style style:name="P29" style:parent-style-name="Standard" style:family="paragraph">
      <style:paragraph-properties fo:margin-left="1in">
        <style:tab-stops/>
      </style:paragraph-properties>
    </style:style>
    <style:style style:name="P30" style:parent-style-name="Standard" style:family="paragraph">
      <style:paragraph-properties fo:margin-left="1in">
        <style:tab-stops/>
      </style:paragraph-properties>
    </style:style>
    <style:style style:name="P31" style:parent-style-name="Standard" style:family="paragraph">
      <style:paragraph-properties fo:margin-left="1in">
        <style:tab-stops/>
      </style:paragraph-properties>
    </style:style>
    <style:style style:name="P32" style:parent-style-name="Standard" style:family="paragraph">
      <style:text-properties fo:language="en" fo:country="GB"/>
    </style:style>
    <style:style style:name="P33" style:parent-style-name="Standard" style:family="paragraph">
      <style:text-properties fo:language="en" fo:country="GB"/>
    </style:style>
    <style:style style:name="P34" style:parent-style-name="Standard" style:family="paragraph">
      <style:paragraph-properties fo:margin-left="2in">
        <style:tab-stops/>
      </style:paragraph-properties>
      <style:text-properties fo:language="en" fo:country="GB"/>
    </style:style>
    <style:style style:name="P35" style:parent-style-name="Standard" style:family="paragraph">
      <style:paragraph-properties fo:margin-left="1in">
        <style:tab-stops/>
      </style:paragraph-properties>
    </style:style>
    <style:style style:name="P36" style:parent-style-name="Standard" style:family="paragraph">
      <style:paragraph-properties fo:margin-left="1in">
        <style:tab-stops/>
      </style:paragraph-properties>
    </style:style>
    <style:style style:name="P37" style:parent-style-name="Standard" style:family="paragraph"/>
    <style:style style:name="P38" style:parent-style-name="Standard" style:family="paragraph"/>
    <style:style style:name="P39" style:parent-style-name="Standard" style:family="paragraph">
      <style:paragraph-properties fo:margin-left="1.65in">
        <style:tab-stops/>
      </style:paragraph-properties>
    </style:style>
    <style:style style:name="P40" style:parent-style-name="Standard" style:family="paragraph">
      <style:paragraph-properties fo:margin-left="0.5in">
        <style:tab-stops/>
      </style:paragraph-properties>
    </style:style>
    <style:style style:name="P41" style:parent-style-name="Standard" style:family="paragraph">
      <style:paragraph-properties fo:margin-left="1.65in">
        <style:tab-stops/>
      </style:paragraph-properties>
    </style:style>
    <style:style style:name="P42" style:parent-style-name="Standard" style:family="paragraph"/>
    <style:style style:name="T43" style:parent-style-name="DefaultParagraphFont" style:family="text">
      <style:text-properties fo:font-style="italic" style:font-style-asian="italic"/>
    </style:style>
    <style:style style:name="P44" style:parent-style-name="Standard" style:family="paragraph">
      <style:paragraph-properties fo:margin-left="1in">
        <style:tab-stops/>
      </style:paragraph-properties>
    </style:style>
    <style:style style:name="P45" style:parent-style-name="Standard" style:family="paragraph">
      <style:paragraph-properties fo:margin-left="0.75in">
        <style:tab-stops/>
      </style:paragraph-properties>
    </style:style>
    <style:style style:name="P46" style:parent-style-name="Standard" style:family="paragraph">
      <style:paragraph-properties fo:margin-left="0.75in">
        <style:tab-stops/>
      </style:paragraph-properties>
    </style:style>
    <style:style style:name="P47" style:parent-style-name="Standard" style:family="paragraph">
      <style:paragraph-properties fo:margin-left="1in">
        <style:tab-stops/>
      </style:paragraph-properties>
    </style:style>
    <style:style style:name="P48" style:parent-style-name="Standard" style:family="paragraph">
      <style:paragraph-properties fo:margin-left="1in">
        <style:tab-stops/>
      </style:paragraph-properties>
    </style:style>
    <style:style style:name="P49" style:parent-style-name="Standard" style:family="paragraph">
      <style:text-properties fo:language="en" fo:country="GB"/>
    </style:style>
    <style:style style:name="P50" style:parent-style-name="Standard" style:family="paragraph">
      <style:text-properties fo:language="en" fo:country="GB"/>
    </style:style>
    <style:style style:name="P51" style:parent-style-name="Standard" style:family="paragraph">
      <style:paragraph-properties fo:margin-left="1.75in">
        <style:tab-stops/>
      </style:paragraph-properties>
      <style:text-properties fo:language="en" fo:country="GB"/>
    </style:style>
    <style:style style:name="P52" style:parent-style-name="Standard" style:family="paragraph">
      <style:paragraph-properties fo:margin-left="1in">
        <style:tab-stops/>
      </style:paragraph-properties>
    </style:style>
    <style:style style:name="P53" style:parent-style-name="Standard" style:family="paragraph">
      <style:paragraph-properties fo:margin-left="1in">
        <style:tab-stops/>
      </style:paragraph-properties>
    </style:style>
    <style:style style:name="P54" style:parent-style-name="Standard" style:family="paragraph"/>
    <style:style style:name="P55" style:parent-style-name="Standard" style:family="paragraph"/>
    <style:style style:name="P56" style:parent-style-name="Standard" style:family="paragraph">
      <style:paragraph-properties fo:margin-left="0.75in">
        <style:tab-stops/>
      </style:paragraph-properties>
    </style:style>
    <style:style style:name="P57" style:parent-style-name="Standard" style:family="paragraph">
      <style:paragraph-properties fo:margin-left="0.75in">
        <style:tab-stops/>
      </style:paragraph-properties>
    </style:style>
    <style:style style:name="P58" style:parent-style-name="Standard" style:family="paragraph">
      <style:paragraph-properties fo:margin-left="0.75in">
        <style:tab-stops/>
      </style:paragraph-properties>
    </style:style>
    <style:style style:name="P59" style:parent-style-name="Standard" style:family="paragraph"/>
    <style:style style:name="P60" style:parent-style-name="Standard" style:family="paragraph">
      <style:paragraph-properties fo:margin-left="0.5in">
        <style:tab-stops/>
      </style:paragraph-properties>
    </style:style>
    <style:style style:name="P61" style:parent-style-name="Standard" style:family="paragraph"/>
    <style:style style:name="P62" style:parent-style-name="Standard" style:family="paragraph"/>
    <style:style style:name="P63" style:parent-style-name="Standard" style:family="paragraph"/>
    <style:style style:name="P64" style:parent-style-name="Standard" style:family="paragraph"/>
    <style:style style:name="P65" style:parent-style-name="Standard" style:family="paragraph">
      <style:paragraph-properties fo:margin-left="1in">
        <style:tab-stops/>
      </style:paragraph-properties>
    </style:style>
    <style:style style:name="P66" style:parent-style-name="Standard" style:family="paragraph">
      <style:paragraph-properties fo:margin-left="0.5in">
        <style:tab-stops/>
      </style:paragraph-properties>
    </style:style>
    <style:style style:name="P67" style:parent-style-name="Standard" style:family="paragraph">
      <style:paragraph-properties fo:margin-left="0.5in">
        <style:tab-stops/>
      </style:paragraph-properties>
    </style:style>
    <style:style style:name="P68" style:parent-style-name="Standard" style:family="paragraph"/>
    <style:style style:name="P69" style:parent-style-name="Standard" style:family="paragraph"/>
    <style:style style:name="P70" style:parent-style-name="Standard" style:family="paragraph"/>
    <style:style style:name="P71" style:parent-style-name="Standard" style:family="paragraph"/>
    <style:style style:name="P72" style:parent-style-name="Standard" style:family="paragraph">
      <style:paragraph-properties fo:margin-left="0.5in">
        <style:tab-stops/>
      </style:paragraph-properties>
    </style:style>
    <style:style style:name="P73" style:parent-style-name="Standard" style:family="paragraph">
      <style:paragraph-properties fo:margin-left="0.5in">
        <style:tab-stops/>
      </style:paragraph-properties>
    </style:style>
    <style:style style:name="P74" style:parent-style-name="Standard" style:family="paragraph">
      <style:paragraph-properties fo:margin-left="1in">
        <style:tab-stops/>
      </style:paragraph-properties>
    </style:style>
    <style:style style:name="P75" style:parent-style-name="Standard" style:family="paragraph"/>
    <style:style style:name="T76" style:parent-style-name="DefaultParagraphFont" style:family="text">
      <style:text-properties style:font-name="Courier New" style:font-name-asian="Courier New" style:font-name-complex="Courier New" fo:font-size="11pt" style:font-size-asian="11pt" style:font-size-complex="11pt"/>
    </style:style>
    <style:style style:name="P77" style:parent-style-name="Standard" style:family="paragraph">
      <style:paragraph-properties fo:margin-left="0.5in">
        <style:tab-stops/>
      </style:paragraph-properties>
    </style:style>
    <style:style style:name="P78" style:parent-style-name="Standard" style:family="paragraph">
      <style:paragraph-properties fo:margin-left="0.5in">
        <style:tab-stops/>
      </style:paragraph-properties>
    </style:style>
    <style:style style:name="P79" style:parent-style-name="Standard" style:family="paragraph">
      <style:paragraph-properties fo:margin-left="0.5in">
        <style:tab-stops/>
      </style:paragraph-properties>
    </style:style>
    <style:style style:name="P80" style:parent-style-name="Standard" style:family="paragraph">
      <style:paragraph-properties fo:margin-left="0.5in">
        <style:tab-stops/>
      </style:paragraph-properties>
    </style:style>
    <style:style style:name="P81" style:parent-style-name="Standard" style:family="paragraph"/>
    <style:style style:name="P82" style:parent-style-name="Standard" style:family="paragraph">
      <style:paragraph-properties fo:margin-left="0.5in">
        <style:tab-stops/>
      </style:paragraph-properties>
    </style:style>
    <style:style style:name="P83" style:parent-style-name="Standard" style:family="paragraph"/>
    <style:style style:name="P84" style:parent-style-name="Standard" style:family="paragraph">
      <style:paragraph-properties fo:margin-left="0.5in">
        <style:tab-stops/>
      </style:paragraph-properties>
    </style:style>
    <style:style style:name="P85" style:parent-style-name="Standard" style:family="paragraph">
      <style:paragraph-properties fo:margin-left="0.5in">
        <style:tab-stops/>
      </style:paragraph-properties>
    </style:style>
    <style:style style:name="T86" style:parent-style-name="DefaultParagraphFont" style:family="text">
      <style:text-properties fo:language="en" fo:country="GB"/>
    </style:style>
    <style:style style:name="T87" style:parent-style-name="DefaultParagraphFont" style:family="text">
      <style:text-properties fo:language="en" fo:country="GB"/>
    </style:style>
    <style:style style:name="P88" style:parent-style-name="Standard" style:family="paragraph">
      <style:paragraph-properties fo:margin-left="0.5in">
        <style:tab-stops/>
      </style:paragraph-properties>
    </style:style>
    <style:style style:name="P89" style:parent-style-name="Standard" style:family="paragraph">
      <style:paragraph-properties fo:margin-left="0.5in">
        <style:tab-stops/>
      </style:paragraph-properties>
    </style:style>
    <style:style style:name="P90" style:parent-style-name="Standard" style:family="paragraph"/>
    <style:style style:name="P91" style:parent-style-name="Standard" style:family="paragraph"/>
    <style:style style:name="P92" style:parent-style-name="Standard" style:family="paragraph">
      <style:paragraph-properties fo:margin-left="0.5in">
        <style:tab-stops/>
      </style:paragraph-properties>
    </style:style>
    <style:style style:name="P93" style:parent-style-name="Normal" style:family="paragraph">
      <style:paragraph-properties style:vertical-align="auto" style:line-height-at-least="0.1979in" fo:background-color="#1E1E1E"/>
      <style:text-properties fo:hyphenate="true"/>
    </style:style>
    <style:style style:name="T94" style:parent-style-name="DefaultParagraphFont" style:family="text">
      <style:text-properties style:font-name="Consolas" style:font-name-asian="Times New Roman" style:font-name-complex="Times New Roman" fo:color="#569CD6" fo:font-size="10.5pt" style:font-size-asian="10.5pt" style:font-size-complex="10.5pt" style:language-asian="tr" style:country-asian="TR" style:language-complex="ar" style:country-complex="SA"/>
    </style:style>
    <style:style style:name="T9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96"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9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98"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9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100" style:parent-style-name="Normal" style:family="paragraph">
      <style:paragraph-properties style:vertical-align="auto" style:line-height-at-least="0.1979in" fo:background-color="#1E1E1E"/>
      <style:text-properties fo:hyphenate="true"/>
    </style:style>
    <style:style style:name="T101"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02"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03"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0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0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06"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10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08"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10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10"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11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12"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1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114" style:parent-style-name="Normal" style:family="paragraph">
      <style:paragraph-properties style:vertical-align="auto" style:line-height-at-least="0.1979in" fo:background-color="#1E1E1E"/>
      <style:text-properties fo:hyphenate="true"/>
    </style:style>
    <style:style style:name="T11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16"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1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1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19"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20"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12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22"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12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24"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12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26"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2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128" style:parent-style-name="Normal" style:family="paragraph">
      <style:paragraph-properties style:vertical-align="auto" style:line-height-at-least="0.1979in" fo:background-color="#1E1E1E"/>
      <style:text-properties fo:hyphenate="true"/>
    </style:style>
    <style:style style:name="T129"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30"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31"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32"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33"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34"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13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36"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13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38"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13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40"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4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4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43"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4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45" style:parent-style-name="DefaultParagraphFont" style:family="text">
      <style:text-properties style:font-name="Consolas" style:font-name-asian="Times New Roman" style:font-name-complex="Times New Roman" fo:color="#B5CEA8" fo:font-size="10.5pt" style:font-size-asian="10.5pt" style:font-size-complex="10.5pt" style:language-asian="tr" style:country-asian="TR" style:language-complex="ar" style:country-complex="SA"/>
    </style:style>
    <style:style style:name="T14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147" style:parent-style-name="Normal" style:family="paragraph">
      <style:paragraph-properties style:vertical-align="auto" style:line-height-at-least="0.1979in" fo:background-color="#1E1E1E"/>
      <style:text-properties fo:hyphenate="true"/>
    </style:style>
    <style:style style:name="T148"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49"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50"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5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5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53"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15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55"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15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57"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15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59"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6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61"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62"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6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64" style:parent-style-name="DefaultParagraphFont" style:family="text">
      <style:text-properties style:font-name="Consolas" style:font-name-asian="Times New Roman" style:font-name-complex="Times New Roman" fo:color="#B5CEA8" fo:font-size="10.5pt" style:font-size-asian="10.5pt" style:font-size-complex="10.5pt" style:language-asian="tr" style:country-asian="TR" style:language-complex="ar" style:country-complex="SA"/>
    </style:style>
    <style:style style:name="T16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66"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67"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6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69" style:parent-style-name="DefaultParagraphFont" style:family="text">
      <style:text-properties style:font-name="Consolas" style:font-name-asian="Times New Roman" style:font-name-complex="Times New Roman" fo:color="#B5CEA8" fo:font-size="10.5pt" style:font-size-asian="10.5pt" style:font-size-complex="10.5pt" style:language-asian="tr" style:country-asian="TR" style:language-complex="ar" style:country-complex="SA"/>
    </style:style>
    <style:style style:name="T17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171" style:parent-style-name="Normal" style:family="paragraph">
      <style:paragraph-properties style:vertical-align="auto" style:line-height-at-least="0.1979in" fo:background-color="#1E1E1E"/>
      <style:text-properties fo:hyphenate="true"/>
    </style:style>
    <style:style style:name="T17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73"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74"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7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76"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77"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17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79"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18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81"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182"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83"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8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8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86"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8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88" style:parent-style-name="DefaultParagraphFont" style:family="text">
      <style:text-properties style:font-name="Consolas" style:font-name-asian="Times New Roman" style:font-name-complex="Times New Roman" fo:color="#B5CEA8" fo:font-size="10.5pt" style:font-size-asian="10.5pt" style:font-size-complex="10.5pt" style:language-asian="tr" style:country-asian="TR" style:language-complex="ar" style:country-complex="SA"/>
    </style:style>
    <style:style style:name="T18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190" style:parent-style-name="Normal" style:family="paragraph">
      <style:paragraph-properties style:vertical-align="auto" style:line-height-at-least="0.1979in" fo:background-color="#1E1E1E"/>
      <style:text-properties fo:hyphenate="true"/>
    </style:style>
    <style:style style:name="T191"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92"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193"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9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9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196"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19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198"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19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00"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20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02"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20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04"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05"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20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07" style:parent-style-name="DefaultParagraphFont" style:family="text">
      <style:text-properties style:font-name="Consolas" style:font-name-asian="Times New Roman" style:font-name-complex="Times New Roman" fo:color="#B5CEA8" fo:font-size="10.5pt" style:font-size-asian="10.5pt" style:font-size-complex="10.5pt" style:language-asian="tr" style:country-asian="TR" style:language-complex="ar" style:country-complex="SA"/>
    </style:style>
    <style:style style:name="T20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09"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10"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21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12" style:parent-style-name="DefaultParagraphFont" style:family="text">
      <style:text-properties style:font-name="Consolas" style:font-name-asian="Times New Roman" style:font-name-complex="Times New Roman" fo:color="#B5CEA8" fo:font-size="10.5pt" style:font-size-asian="10.5pt" style:font-size-complex="10.5pt" style:language-asian="tr" style:country-asian="TR" style:language-complex="ar" style:country-complex="SA"/>
    </style:style>
    <style:style style:name="T21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214" style:parent-style-name="Normal" style:family="paragraph">
      <style:paragraph-properties style:vertical-align="auto" style:line-height-at-least="0.1979in" fo:background-color="#1E1E1E"/>
      <style:text-properties style:font-name="Consolas" style:font-name-asian="Times New Roman" style:font-name-complex="Times New Roman" fo:color="#DADADA" fo:font-size="10.5pt" style:font-size-asian="10.5pt" style:font-size-complex="10.5pt" style:language-asian="tr" style:country-asian="TR" style:language-complex="ar" style:country-complex="SA" fo:hyphenate="true"/>
    </style:style>
    <style:style style:name="P215" style:parent-style-name="Normal" style:family="paragraph">
      <style:paragraph-properties style:vertical-align="auto" style:line-height-at-least="0.1979in" fo:background-color="#1E1E1E"/>
      <style:text-properties fo:hyphenate="true"/>
    </style:style>
    <style:style style:name="T216"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17" style:parent-style-name="DefaultParagraphFont" style:family="text">
      <style:text-properties style:font-name="Consolas" style:font-name-asian="Times New Roman" style:font-name-complex="Times New Roman" fo:color="#D8A0DF" fo:font-size="10.5pt" style:font-size-asian="10.5pt" style:font-size-complex="10.5pt" style:language-asian="tr" style:country-asian="TR" style:language-complex="ar" style:country-complex="SA"/>
    </style:style>
    <style:style style:name="T218"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19"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P220" style:parent-style-name="Normal" style:family="paragraph">
      <style:paragraph-properties style:vertical-align="auto" style:line-height-at-least="0.1979in" fo:background-color="#1E1E1E"/>
      <style:text-properties style:font-name="Consolas" style:font-name-asian="Times New Roman" style:font-name-complex="Times New Roman" fo:color="#9A9A9A" fo:font-size="10.5pt" style:font-size-asian="10.5pt" style:font-size-complex="10.5pt" style:language-asian="tr" style:country-asian="TR" style:language-complex="ar" style:country-complex="SA" fo:hyphenate="true"/>
    </style:style>
    <style:style style:name="P221" style:parent-style-name="Normal" style:family="paragraph">
      <style:paragraph-properties style:vertical-align="auto" style:line-height-at-least="0.1979in" fo:background-color="#1E1E1E"/>
      <style:text-properties fo:hyphenate="true"/>
    </style:style>
    <style:style style:name="T222"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223"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2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2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26" style:parent-style-name="DefaultParagraphFont" style:family="text">
      <style:text-properties style:font-name="Consolas" style:font-name-asian="Times New Roman" style:font-name-complex="Times New Roman" fo:color="#B5CEA8" fo:font-size="10.5pt" style:font-size-asian="10.5pt" style:font-size-complex="10.5pt" style:language-asian="tr" style:country-asian="TR" style:language-complex="ar" style:country-complex="SA"/>
    </style:style>
    <style:style style:name="T22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28" style:parent-style-name="DefaultParagraphFont" style:family="text">
      <style:text-properties style:font-name="Consolas" style:font-name-asian="Times New Roman" style:font-name-complex="Times New Roman" fo:color="#57A64A" fo:font-size="10.5pt" style:font-size-asian="10.5pt" style:font-size-complex="10.5pt" style:language-asian="tr" style:country-asian="TR" style:language-complex="ar" style:country-complex="SA"/>
    </style:style>
    <style:style style:name="P229" style:parent-style-name="Normal" style:family="paragraph">
      <style:paragraph-properties style:vertical-align="auto" style:line-height-at-least="0.1979in" fo:background-color="#1E1E1E"/>
      <style:text-properties fo:hyphenate="true"/>
    </style:style>
    <style:style style:name="T230"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231"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32"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33"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34" style:parent-style-name="DefaultParagraphFont" style:family="text">
      <style:text-properties style:font-name="Consolas" style:font-name-asian="Times New Roman" style:font-name-complex="Times New Roman" fo:color="#B5CEA8" fo:font-size="10.5pt" style:font-size-asian="10.5pt" style:font-size-complex="10.5pt" style:language-asian="tr" style:country-asian="TR" style:language-complex="ar" style:country-complex="SA"/>
    </style:style>
    <style:style style:name="T23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36" style:parent-style-name="DefaultParagraphFont" style:family="text">
      <style:text-properties style:font-name="Consolas" style:font-name-asian="Times New Roman" style:font-name-complex="Times New Roman" fo:color="#57A64A" fo:font-size="10.5pt" style:font-size-asian="10.5pt" style:font-size-complex="10.5pt" style:language-asian="tr" style:country-asian="TR" style:language-complex="ar" style:country-complex="SA"/>
    </style:style>
    <style:style style:name="P237" style:parent-style-name="Normal" style:family="paragraph">
      <style:paragraph-properties style:vertical-align="auto" style:line-height-at-least="0.1979in" fo:background-color="#1E1E1E"/>
      <style:text-properties style:font-name="Consolas" style:font-name-asian="Times New Roman" style:font-name-complex="Times New Roman" fo:color="#DADADA" fo:font-size="10.5pt" style:font-size-asian="10.5pt" style:font-size-complex="10.5pt" style:language-asian="tr" style:country-asian="TR" style:language-complex="ar" style:country-complex="SA" fo:hyphenate="true"/>
    </style:style>
    <style:style style:name="P238" style:parent-style-name="Normal" style:family="paragraph">
      <style:paragraph-properties style:vertical-align="auto" style:line-height-at-least="0.1979in" fo:background-color="#1E1E1E"/>
      <style:text-properties fo:hyphenate="true"/>
    </style:style>
    <style:style style:name="T239"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240"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4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4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43"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24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45"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24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47"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24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49" style:parent-style-name="DefaultParagraphFont" style:family="text">
      <style:text-properties style:font-name="Consolas" style:font-name-asian="Times New Roman" style:font-name-complex="Times New Roman" fo:color="#4EC9B0" fo:font-size="10.5pt" style:font-size-asian="10.5pt" style:font-size-complex="10.5pt" style:language-asian="tr" style:country-asian="TR" style:language-complex="ar" style:country-complex="SA"/>
    </style:style>
    <style:style style:name="T25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251" style:parent-style-name="Normal" style:family="paragraph">
      <style:paragraph-properties style:vertical-align="auto" style:line-height-at-least="0.1979in" fo:background-color="#1E1E1E"/>
      <style:text-properties fo:hyphenate="true"/>
    </style:style>
    <style:style style:name="T252"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253"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5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5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56"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25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58"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25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60"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26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62" style:parent-style-name="DefaultParagraphFont" style:family="text">
      <style:text-properties style:font-name="Consolas" style:font-name-asian="Times New Roman" style:font-name-complex="Times New Roman" fo:color="#4EC9B0" fo:font-size="10.5pt" style:font-size-asian="10.5pt" style:font-size-complex="10.5pt" style:language-asian="tr" style:country-asian="TR" style:language-complex="ar" style:country-complex="SA"/>
    </style:style>
    <style:style style:name="T26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264" style:parent-style-name="Normal" style:family="paragraph">
      <style:paragraph-properties style:vertical-align="auto" style:line-height-at-least="0.1979in" fo:background-color="#1E1E1E"/>
      <style:text-properties fo:hyphenate="true"/>
    </style:style>
    <style:style style:name="T265"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266"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6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68"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69"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27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71"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272"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73"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27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75" style:parent-style-name="DefaultParagraphFont" style:family="text">
      <style:text-properties style:font-name="Consolas" style:font-name-asian="Times New Roman" style:font-name-complex="Times New Roman" fo:color="#4EC9B0" fo:font-size="10.5pt" style:font-size-asian="10.5pt" style:font-size-complex="10.5pt" style:language-asian="tr" style:country-asian="TR" style:language-complex="ar" style:country-complex="SA"/>
    </style:style>
    <style:style style:name="T27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277" style:parent-style-name="Normal" style:family="paragraph">
      <style:paragraph-properties style:vertical-align="auto" style:line-height-at-least="0.1979in" fo:background-color="#1E1E1E"/>
      <style:text-properties style:font-name="Consolas" style:font-name-asian="Times New Roman" style:font-name-complex="Times New Roman" fo:color="#DADADA" fo:font-size="10.5pt" style:font-size-asian="10.5pt" style:font-size-complex="10.5pt" style:language-asian="tr" style:country-asian="TR" style:language-complex="ar" style:country-complex="SA" fo:hyphenate="true"/>
    </style:style>
    <style:style style:name="P278" style:parent-style-name="Normal" style:family="paragraph">
      <style:paragraph-properties style:vertical-align="auto" style:line-height-at-least="0.1979in" fo:background-color="#1E1E1E"/>
      <style:text-properties fo:hyphenate="true"/>
    </style:style>
    <style:style style:name="T279"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280"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8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8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8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84"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28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286"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28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288" style:parent-style-name="Normal" style:family="paragraph">
      <style:paragraph-properties style:vertical-align="auto" style:line-height-at-least="0.1979in" fo:background-color="#1E1E1E"/>
      <style:text-properties style:font-name="Consolas" style:font-name-asian="Times New Roman" style:font-name-complex="Times New Roman" fo:color="#DADADA" fo:font-size="10.5pt" style:font-size-asian="10.5pt" style:font-size-complex="10.5pt" style:language-asian="tr" style:country-asian="TR" style:language-complex="ar" style:country-complex="SA" fo:hyphenate="true"/>
    </style:style>
    <style:style style:name="P289" style:parent-style-name="Normal" style:family="paragraph">
      <style:paragraph-properties style:vertical-align="auto" style:line-height-at-least="0.1979in" fo:background-color="#1E1E1E"/>
      <style:text-properties fo:hyphenate="true"/>
    </style:style>
    <style:style style:name="T290" style:parent-style-name="DefaultParagraphFont" style:family="text">
      <style:text-properties style:font-name="Consolas" style:font-name-asian="Times New Roman" style:font-name-complex="Times New Roman" fo:color="#57A64A" fo:font-size="10.5pt" style:font-size-asian="10.5pt" style:font-size-complex="10.5pt" style:language-asian="tr" style:country-asian="TR" style:language-complex="ar" style:country-complex="SA"/>
    </style:style>
    <style:style style:name="P291" style:parent-style-name="Normal" style:family="paragraph">
      <style:paragraph-properties style:vertical-align="auto" style:line-height-at-least="0.1979in" fo:background-color="#1E1E1E"/>
      <style:text-properties fo:hyphenate="true"/>
    </style:style>
    <style:style style:name="T292" style:parent-style-name="DefaultParagraphFont" style:family="text">
      <style:text-properties style:font-name="Consolas" style:font-name-asian="Times New Roman" style:font-name-complex="Times New Roman" fo:color="#D8A0DF" fo:font-size="10.5pt" style:font-size-asian="10.5pt" style:font-size-complex="10.5pt" style:language-asian="tr" style:country-asian="TR" style:language-complex="ar" style:country-complex="SA"/>
    </style:style>
    <style:style style:name="T293"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94"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29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96" style:parent-style-name="DefaultParagraphFont" style:family="text">
      <style:text-properties style:font-name="Consolas" style:font-name-asian="Times New Roman" style:font-name-complex="Times New Roman" fo:color="#D8A0DF" fo:font-size="10.5pt" style:font-size-asian="10.5pt" style:font-size-complex="10.5pt" style:language-asian="tr" style:country-asian="TR" style:language-complex="ar" style:country-complex="SA"/>
    </style:style>
    <style:style style:name="T29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298" style:parent-style-name="DefaultParagraphFont" style:family="text">
      <style:text-properties style:font-name="Consolas" style:font-name-asian="Times New Roman" style:font-name-complex="Times New Roman" fo:color="#4EC9B0" fo:font-size="10.5pt" style:font-size-asian="10.5pt" style:font-size-complex="10.5pt" style:language-asian="tr" style:country-asian="TR" style:language-complex="ar" style:country-complex="SA"/>
    </style:style>
    <style:style style:name="T29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00"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0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302" style:parent-style-name="Normal" style:family="paragraph">
      <style:paragraph-properties style:vertical-align="auto" style:line-height-at-least="0.1979in" fo:background-color="#1E1E1E"/>
      <style:text-properties fo:hyphenate="true"/>
    </style:style>
    <style:style style:name="T303"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04"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30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06" style:parent-style-name="DefaultParagraphFont" style:family="text">
      <style:text-properties style:font-name="Consolas" style:font-name-asian="Times New Roman" style:font-name-complex="Times New Roman" fo:color="#E8C9BB" fo:font-size="10.5pt" style:font-size-asian="10.5pt" style:font-size-complex="10.5pt" style:language-asian="tr" style:country-asian="TR" style:language-complex="ar" style:country-complex="SA"/>
    </style:style>
    <style:style style:name="T307" style:parent-style-name="DefaultParagraphFont" style:family="text">
      <style:text-properties style:font-name="Consolas" style:font-name-asian="Times New Roman" style:font-name-complex="Times New Roman" fo:color="#FFD68F" fo:font-size="10.5pt" style:font-size-asian="10.5pt" style:font-size-complex="10.5pt" style:language-asian="tr" style:country-asian="TR" style:language-complex="ar" style:country-complex="SA"/>
    </style:style>
    <style:style style:name="T308" style:parent-style-name="DefaultParagraphFont" style:family="text">
      <style:text-properties style:font-name="Consolas" style:font-name-asian="Times New Roman" style:font-name-complex="Times New Roman" fo:color="#CE9178" fo:font-size="10.5pt" style:font-size-asian="10.5pt" style:font-size-complex="10.5pt" style:language-asian="tr" style:country-asian="TR" style:language-complex="ar" style:country-complex="SA"/>
    </style:style>
    <style:style style:name="T309" style:parent-style-name="DefaultParagraphFont" style:family="text">
      <style:text-properties style:font-name="Consolas" style:font-name-asian="Times New Roman" style:font-name-complex="Times New Roman" fo:color="#569CD6" fo:font-size="10.5pt" style:font-size-asian="10.5pt" style:font-size-complex="10.5pt" style:language-asian="tr" style:country-asian="TR" style:language-complex="ar" style:country-complex="SA"/>
    </style:style>
    <style:style style:name="T310" style:parent-style-name="DefaultParagraphFont" style:family="text">
      <style:text-properties style:font-name="Consolas" style:font-name-asian="Times New Roman" style:font-name-complex="Times New Roman" fo:color="#E8C9BB" fo:font-size="10.5pt" style:font-size-asian="10.5pt" style:font-size-complex="10.5pt" style:language-asian="tr" style:country-asian="TR" style:language-complex="ar" style:country-complex="SA"/>
    </style:style>
    <style:style style:name="T311"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12"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13"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1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15"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1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317" style:parent-style-name="Normal" style:family="paragraph">
      <style:paragraph-properties style:vertical-align="auto" style:line-height-at-least="0.1979in" fo:background-color="#1E1E1E"/>
      <style:text-properties fo:hyphenate="true"/>
    </style:style>
    <style:style style:name="T318"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19"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20"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2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2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23"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32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25"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32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327" style:parent-style-name="Normal" style:family="paragraph">
      <style:paragraph-properties style:vertical-align="auto" style:line-height-at-least="0.1979in" fo:background-color="#1E1E1E"/>
      <style:text-properties style:font-name="Consolas" style:font-name-asian="Times New Roman" style:font-name-complex="Times New Roman" fo:color="#DADADA" fo:font-size="10.5pt" style:font-size-asian="10.5pt" style:font-size-complex="10.5pt" style:language-asian="tr" style:country-asian="TR" style:language-complex="ar" style:country-complex="SA" fo:hyphenate="true"/>
    </style:style>
    <style:style style:name="P328" style:parent-style-name="Normal" style:family="paragraph">
      <style:paragraph-properties style:vertical-align="auto" style:line-height-at-least="0.1979in" fo:background-color="#1E1E1E"/>
      <style:text-properties fo:hyphenate="true"/>
    </style:style>
    <style:style style:name="T329"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30" style:parent-style-name="DefaultParagraphFont" style:family="text">
      <style:text-properties style:font-name="Consolas" style:font-name-asian="Times New Roman" style:font-name-complex="Times New Roman" fo:color="#57A64A" fo:font-size="10.5pt" style:font-size-asian="10.5pt" style:font-size-complex="10.5pt" style:language-asian="tr" style:country-asian="TR" style:language-complex="ar" style:country-complex="SA"/>
    </style:style>
    <style:style style:name="P331" style:parent-style-name="Normal" style:family="paragraph">
      <style:paragraph-properties style:vertical-align="auto" style:line-height-at-least="0.1979in" fo:background-color="#1E1E1E"/>
      <style:text-properties fo:hyphenate="true"/>
    </style:style>
    <style:style style:name="T33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33" style:parent-style-name="DefaultParagraphFont" style:family="text">
      <style:text-properties style:font-name="Consolas" style:font-name-asian="Times New Roman" style:font-name-complex="Times New Roman" fo:color="#D8A0DF" fo:font-size="10.5pt" style:font-size-asian="10.5pt" style:font-size-complex="10.5pt" style:language-asian="tr" style:country-asian="TR" style:language-complex="ar" style:country-complex="SA"/>
    </style:style>
    <style:style style:name="T334"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35"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3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3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3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39"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4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41"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42"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4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44"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45" style:parent-style-name="DefaultParagraphFont" style:family="text">
      <style:text-properties style:font-name="Consolas" style:font-name-asian="Times New Roman" style:font-name-complex="Times New Roman" fo:color="#D8A0DF" fo:font-size="10.5pt" style:font-size-asian="10.5pt" style:font-size-complex="10.5pt" style:language-asian="tr" style:country-asian="TR" style:language-complex="ar" style:country-complex="SA"/>
    </style:style>
    <style:style style:name="T346"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47" style:parent-style-name="DefaultParagraphFont" style:family="text">
      <style:text-properties style:font-name="Consolas" style:font-name-asian="Times New Roman" style:font-name-complex="Times New Roman" fo:color="#4EC9B0" fo:font-size="10.5pt" style:font-size-asian="10.5pt" style:font-size-complex="10.5pt" style:language-asian="tr" style:country-asian="TR" style:language-complex="ar" style:country-complex="SA"/>
    </style:style>
    <style:style style:name="T34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49"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5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351" style:parent-style-name="Normal" style:family="paragraph">
      <style:paragraph-properties style:vertical-align="auto" style:line-height-at-least="0.1979in" fo:background-color="#1E1E1E"/>
      <style:text-properties fo:hyphenate="true"/>
    </style:style>
    <style:style style:name="T35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53" style:parent-style-name="DefaultParagraphFont" style:family="text">
      <style:text-properties style:font-name="Consolas" style:font-name-asian="Times New Roman" style:font-name-complex="Times New Roman" fo:color="#D8A0DF" fo:font-size="10.5pt" style:font-size-asian="10.5pt" style:font-size-complex="10.5pt" style:language-asian="tr" style:country-asian="TR" style:language-complex="ar" style:country-complex="SA"/>
    </style:style>
    <style:style style:name="T354"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55"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35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57" style:parent-style-name="DefaultParagraphFont" style:family="text">
      <style:text-properties style:font-name="Consolas" style:font-name-asian="Times New Roman" style:font-name-complex="Times New Roman" fo:color="#4EC9B0" fo:font-size="10.5pt" style:font-size-asian="10.5pt" style:font-size-complex="10.5pt" style:language-asian="tr" style:country-asian="TR" style:language-complex="ar" style:country-complex="SA"/>
    </style:style>
    <style:style style:name="T35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59"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60" style:parent-style-name="DefaultParagraphFont" style:family="text">
      <style:text-properties style:font-name="Consolas" style:font-name-asian="Times New Roman" style:font-name-complex="Times New Roman" fo:color="#D8A0DF" fo:font-size="10.5pt" style:font-size-asian="10.5pt" style:font-size-complex="10.5pt" style:language-asian="tr" style:country-asian="TR" style:language-complex="ar" style:country-complex="SA"/>
    </style:style>
    <style:style style:name="T361"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62"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6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364" style:parent-style-name="Normal" style:family="paragraph">
      <style:paragraph-properties style:vertical-align="auto" style:line-height-at-least="0.1979in" fo:background-color="#1E1E1E"/>
      <style:text-properties fo:hyphenate="true"/>
    </style:style>
    <style:style style:name="T36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66"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6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6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69"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70"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7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72"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37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74"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7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76"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77"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37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79"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38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381" style:parent-style-name="Normal" style:family="paragraph">
      <style:paragraph-properties style:vertical-align="auto" style:line-height-at-least="0.1979in" fo:background-color="#1E1E1E"/>
      <style:text-properties fo:hyphenate="true"/>
    </style:style>
    <style:style style:name="T38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83"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84"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8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86"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87"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8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89"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9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91"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92"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9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394" style:parent-style-name="Normal" style:family="paragraph">
      <style:paragraph-properties style:vertical-align="auto" style:line-height-at-least="0.1979in" fo:background-color="#1E1E1E"/>
      <style:text-properties fo:hyphenate="true"/>
    </style:style>
    <style:style style:name="T39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96"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39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39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399"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00"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40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02"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40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04"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40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06"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07"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40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09"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1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411" style:parent-style-name="Normal" style:family="paragraph">
      <style:paragraph-properties style:vertical-align="auto" style:line-height-at-least="0.1979in" fo:background-color="#1E1E1E"/>
      <style:text-properties fo:hyphenate="true"/>
    </style:style>
    <style:style style:name="T41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13"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41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1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1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17" style:parent-style-name="DefaultParagraphFont" style:family="text">
      <style:text-properties style:font-name="Consolas" style:font-name-asian="Times New Roman" style:font-name-complex="Times New Roman" fo:color="#4EC9B0" fo:font-size="10.5pt" style:font-size-asian="10.5pt" style:font-size-complex="10.5pt" style:language-asian="tr" style:country-asian="TR" style:language-complex="ar" style:country-complex="SA"/>
    </style:style>
    <style:style style:name="T41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19"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42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21"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22"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42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24"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2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426" style:parent-style-name="Normal" style:family="paragraph">
      <style:paragraph-properties style:vertical-align="auto" style:line-height-at-least="0.1979in" fo:background-color="#1E1E1E"/>
      <style:text-properties style:font-name="Consolas" style:font-name-asian="Times New Roman" style:font-name-complex="Times New Roman" fo:color="#DADADA" fo:font-size="10.5pt" style:font-size-asian="10.5pt" style:font-size-complex="10.5pt" style:language-asian="tr" style:country-asian="TR" style:language-complex="ar" style:country-complex="SA" fo:hyphenate="true"/>
    </style:style>
    <style:style style:name="P427" style:parent-style-name="Normal" style:family="paragraph">
      <style:paragraph-properties style:vertical-align="auto" style:line-height-at-least="0.1979in" fo:background-color="#1E1E1E"/>
      <style:text-properties fo:hyphenate="true"/>
    </style:style>
    <style:style style:name="T428"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29" style:parent-style-name="DefaultParagraphFont" style:family="text">
      <style:text-properties style:font-name="Consolas" style:font-name-asian="Times New Roman" style:font-name-complex="Times New Roman" fo:color="#57A64A" fo:font-size="10.5pt" style:font-size-asian="10.5pt" style:font-size-complex="10.5pt" style:language-asian="tr" style:country-asian="TR" style:language-complex="ar" style:country-complex="SA"/>
    </style:style>
    <style:style style:name="P430" style:parent-style-name="Normal" style:family="paragraph">
      <style:paragraph-properties style:vertical-align="auto" style:line-height-at-least="0.1979in" fo:background-color="#1E1E1E"/>
      <style:text-properties fo:hyphenate="true"/>
    </style:style>
    <style:style style:name="T431"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32"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43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34"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43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36"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43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38"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39"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44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441" style:parent-style-name="Normal" style:family="paragraph">
      <style:paragraph-properties style:vertical-align="auto" style:line-height-at-least="0.1979in" fo:background-color="#1E1E1E"/>
      <style:text-properties style:font-name="Consolas" style:font-name-asian="Times New Roman" style:font-name-complex="Times New Roman" fo:color="#DADADA" fo:font-size="10.5pt" style:font-size-asian="10.5pt" style:font-size-complex="10.5pt" style:language-asian="tr" style:country-asian="TR" style:language-complex="ar" style:country-complex="SA" fo:hyphenate="true"/>
    </style:style>
    <style:style style:name="P442" style:parent-style-name="Normal" style:family="paragraph">
      <style:paragraph-properties style:vertical-align="auto" style:line-height-at-least="0.1979in" fo:background-color="#1E1E1E"/>
      <style:text-properties fo:hyphenate="true"/>
    </style:style>
    <style:style style:name="T443"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44" style:parent-style-name="DefaultParagraphFont" style:family="text">
      <style:text-properties style:font-name="Consolas" style:font-name-asian="Times New Roman" style:font-name-complex="Times New Roman" fo:color="#57A64A" fo:font-size="10.5pt" style:font-size-asian="10.5pt" style:font-size-complex="10.5pt" style:language-asian="tr" style:country-asian="TR" style:language-complex="ar" style:country-complex="SA"/>
    </style:style>
    <style:style style:name="P445" style:parent-style-name="Normal" style:family="paragraph">
      <style:paragraph-properties style:vertical-align="auto" style:line-height-at-least="0.1979in" fo:background-color="#1E1E1E"/>
      <style:text-properties fo:hyphenate="true"/>
    </style:style>
    <style:style style:name="T446"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47" style:parent-style-name="DefaultParagraphFont" style:family="text">
      <style:text-properties style:font-name="Consolas" style:font-name-asian="Times New Roman" style:font-name-complex="Times New Roman" fo:color="#D8A0DF" fo:font-size="10.5pt" style:font-size-asian="10.5pt" style:font-size-complex="10.5pt" style:language-asian="tr" style:country-asian="TR" style:language-complex="ar" style:country-complex="SA"/>
    </style:style>
    <style:style style:name="T448"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49"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450"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5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5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53" style:parent-style-name="DefaultParagraphFont" style:family="text">
      <style:text-properties style:font-name="Consolas" style:font-name-asian="Times New Roman" style:font-name-complex="Times New Roman" fo:color="#B5CEA8" fo:font-size="10.5pt" style:font-size-asian="10.5pt" style:font-size-complex="10.5pt" style:language-asian="tr" style:country-asian="TR" style:language-complex="ar" style:country-complex="SA"/>
    </style:style>
    <style:style style:name="T454"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5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56"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57" style:parent-style-name="DefaultParagraphFont" style:family="text">
      <style:text-properties style:font-name="Consolas" style:font-name-asian="Times New Roman" style:font-name-complex="Times New Roman" fo:color="#B5CEA8" fo:font-size="10.5pt" style:font-size-asian="10.5pt" style:font-size-complex="10.5pt" style:language-asian="tr" style:country-asian="TR" style:language-complex="ar" style:country-complex="SA"/>
    </style:style>
    <style:style style:name="T45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459" style:parent-style-name="Normal" style:family="paragraph">
      <style:paragraph-properties style:vertical-align="auto" style:line-height-at-least="0.1979in" fo:background-color="#1E1E1E"/>
      <style:text-properties fo:hyphenate="true"/>
    </style:style>
    <style:style style:name="T460"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61"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462"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463" style:parent-style-name="Normal" style:family="paragraph">
      <style:paragraph-properties style:vertical-align="auto" style:line-height-at-least="0.1979in" fo:background-color="#1E1E1E"/>
      <style:text-properties fo:hyphenate="true"/>
    </style:style>
    <style:style style:name="T464"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65" style:parent-style-name="DefaultParagraphFont" style:family="text">
      <style:text-properties style:font-name="Consolas" style:font-name-asian="Times New Roman" style:font-name-complex="Times New Roman" fo:color="#E8C9BB" fo:font-size="10.5pt" style:font-size-asian="10.5pt" style:font-size-complex="10.5pt" style:language-asian="tr" style:country-asian="TR" style:language-complex="ar" style:country-complex="SA"/>
    </style:style>
    <style:style style:name="T466" style:parent-style-name="DefaultParagraphFont" style:family="text">
      <style:text-properties style:font-name="Consolas" style:font-name-asian="Times New Roman" style:font-name-complex="Times New Roman" fo:color="#CE9178" fo:font-size="10.5pt" style:font-size-asian="10.5pt" style:font-size-complex="10.5pt" style:language-asian="tr" style:country-asian="TR" style:language-complex="ar" style:country-complex="SA"/>
    </style:style>
    <style:style style:name="T467" style:parent-style-name="DefaultParagraphFont" style:family="text">
      <style:text-properties style:font-name="Consolas" style:font-name-asian="Times New Roman" style:font-name-complex="Times New Roman" fo:color="#569CD6" fo:font-size="10.5pt" style:font-size-asian="10.5pt" style:font-size-complex="10.5pt" style:language-asian="tr" style:country-asian="TR" style:language-complex="ar" style:country-complex="SA"/>
    </style:style>
    <style:style style:name="T468" style:parent-style-name="DefaultParagraphFont" style:family="text">
      <style:text-properties style:font-name="Consolas" style:font-name-asian="Times New Roman" style:font-name-complex="Times New Roman" fo:color="#CE9178" fo:font-size="10.5pt" style:font-size-asian="10.5pt" style:font-size-complex="10.5pt" style:language-asian="tr" style:country-asian="TR" style:language-complex="ar" style:country-complex="SA"/>
    </style:style>
    <style:style style:name="T469" style:parent-style-name="DefaultParagraphFont" style:family="text">
      <style:text-properties style:font-name="Consolas" style:font-name-asian="Times New Roman" style:font-name-complex="Times New Roman" fo:color="#569CD6" fo:font-size="10.5pt" style:font-size-asian="10.5pt" style:font-size-complex="10.5pt" style:language-asian="tr" style:country-asian="TR" style:language-complex="ar" style:country-complex="SA"/>
    </style:style>
    <style:style style:name="T470" style:parent-style-name="DefaultParagraphFont" style:family="text">
      <style:text-properties style:font-name="Consolas" style:font-name-asian="Times New Roman" style:font-name-complex="Times New Roman" fo:color="#E8C9BB" fo:font-size="10.5pt" style:font-size-asian="10.5pt" style:font-size-complex="10.5pt" style:language-asian="tr" style:country-asian="TR" style:language-complex="ar" style:country-complex="SA"/>
    </style:style>
    <style:style style:name="P471" style:parent-style-name="Normal" style:family="paragraph">
      <style:paragraph-properties style:vertical-align="auto" style:line-height-at-least="0.1979in" fo:background-color="#1E1E1E"/>
      <style:text-properties fo:hyphenate="true"/>
    </style:style>
    <style:style style:name="T47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7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74"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7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76"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47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78"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79" style:parent-style-name="DefaultParagraphFont" style:family="text">
      <style:text-properties style:font-name="Consolas" style:font-name-asian="Times New Roman" style:font-name-complex="Times New Roman" fo:color="#4EC9B0" fo:font-size="10.5pt" style:font-size-asian="10.5pt" style:font-size-complex="10.5pt" style:language-asian="tr" style:country-asian="TR" style:language-complex="ar" style:country-complex="SA"/>
    </style:style>
    <style:style style:name="T48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81"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482"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483" style:parent-style-name="Normal" style:family="paragraph">
      <style:paragraph-properties style:vertical-align="auto" style:line-height-at-least="0.1979in" fo:background-color="#1E1E1E"/>
      <style:text-properties fo:hyphenate="true"/>
    </style:style>
    <style:style style:name="T484"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8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486" style:parent-style-name="Normal" style:family="paragraph">
      <style:paragraph-properties style:vertical-align="auto" style:line-height-at-least="0.1979in" fo:background-color="#1E1E1E"/>
      <style:text-properties fo:hyphenate="true"/>
    </style:style>
    <style:style style:name="T48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88"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48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90" style:parent-style-name="DefaultParagraphFont" style:family="text">
      <style:text-properties style:font-name="Consolas" style:font-name-asian="Times New Roman" style:font-name-complex="Times New Roman" fo:color="#E8C9BB" fo:font-size="10.5pt" style:font-size-asian="10.5pt" style:font-size-complex="10.5pt" style:language-asian="tr" style:country-asian="TR" style:language-complex="ar" style:country-complex="SA"/>
    </style:style>
    <style:style style:name="T491" style:parent-style-name="DefaultParagraphFont" style:family="text">
      <style:text-properties style:font-name="Consolas" style:font-name-asian="Times New Roman" style:font-name-complex="Times New Roman" fo:color="#CE9178" fo:font-size="10.5pt" style:font-size-asian="10.5pt" style:font-size-complex="10.5pt" style:language-asian="tr" style:country-asian="TR" style:language-complex="ar" style:country-complex="SA"/>
    </style:style>
    <style:style style:name="T492" style:parent-style-name="DefaultParagraphFont" style:family="text">
      <style:text-properties style:font-name="Consolas" style:font-name-asian="Times New Roman" style:font-name-complex="Times New Roman" fo:color="#569CD6" fo:font-size="10.5pt" style:font-size-asian="10.5pt" style:font-size-complex="10.5pt" style:language-asian="tr" style:country-asian="TR" style:language-complex="ar" style:country-complex="SA"/>
    </style:style>
    <style:style style:name="T493" style:parent-style-name="DefaultParagraphFont" style:family="text">
      <style:text-properties style:font-name="Consolas" style:font-name-asian="Times New Roman" style:font-name-complex="Times New Roman" fo:color="#CE9178" fo:font-size="10.5pt" style:font-size-asian="10.5pt" style:font-size-complex="10.5pt" style:language-asian="tr" style:country-asian="TR" style:language-complex="ar" style:country-complex="SA"/>
    </style:style>
    <style:style style:name="T494" style:parent-style-name="DefaultParagraphFont" style:family="text">
      <style:text-properties style:font-name="Consolas" style:font-name-asian="Times New Roman" style:font-name-complex="Times New Roman" fo:color="#E8C9BB" fo:font-size="10.5pt" style:font-size-asian="10.5pt" style:font-size-complex="10.5pt" style:language-asian="tr" style:country-asian="TR" style:language-complex="ar" style:country-complex="SA"/>
    </style:style>
    <style:style style:name="T49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9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9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49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499"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00"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0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0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03" style:parent-style-name="DefaultParagraphFont" style:family="text">
      <style:text-properties style:font-name="Consolas" style:font-name-asian="Times New Roman" style:font-name-complex="Times New Roman" fo:color="#B5CEA8" fo:font-size="10.5pt" style:font-size-asian="10.5pt" style:font-size-complex="10.5pt" style:language-asian="tr" style:country-asian="TR" style:language-complex="ar" style:country-complex="SA"/>
    </style:style>
    <style:style style:name="T50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0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0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0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08"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0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510" style:parent-style-name="Normal" style:family="paragraph">
      <style:paragraph-properties style:vertical-align="auto" style:line-height-at-least="0.1979in" fo:background-color="#1E1E1E"/>
      <style:text-properties style:font-name="Consolas" style:font-name-asian="Times New Roman" style:font-name-complex="Times New Roman" fo:color="#DADADA" fo:font-size="10.5pt" style:font-size-asian="10.5pt" style:font-size-complex="10.5pt" style:language-asian="tr" style:country-asian="TR" style:language-complex="ar" style:country-complex="SA" fo:hyphenate="true"/>
    </style:style>
    <style:style style:name="P511" style:parent-style-name="Normal" style:family="paragraph">
      <style:paragraph-properties style:vertical-align="auto" style:line-height-at-least="0.1979in" fo:background-color="#1E1E1E"/>
      <style:text-properties fo:hyphenate="true"/>
    </style:style>
    <style:style style:name="T51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13" style:parent-style-name="DefaultParagraphFont" style:family="text">
      <style:text-properties style:font-name="Consolas" style:font-name-asian="Times New Roman" style:font-name-complex="Times New Roman" fo:color="#57A64A" fo:font-size="10.5pt" style:font-size-asian="10.5pt" style:font-size-complex="10.5pt" style:language-asian="tr" style:country-asian="TR" style:language-complex="ar" style:country-complex="SA"/>
    </style:style>
    <style:style style:name="P514" style:parent-style-name="Normal" style:family="paragraph">
      <style:paragraph-properties style:vertical-align="auto" style:line-height-at-least="0.1979in" fo:background-color="#1E1E1E"/>
      <style:text-properties fo:hyphenate="true"/>
    </style:style>
    <style:style style:name="T51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16"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1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1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19"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20"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2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22"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52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524" style:parent-style-name="Normal" style:family="paragraph">
      <style:paragraph-properties style:vertical-align="auto" style:line-height-at-least="0.1979in" fo:background-color="#1E1E1E"/>
      <style:text-properties fo:hyphenate="true"/>
    </style:style>
    <style:style style:name="T52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26"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52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28" style:parent-style-name="DefaultParagraphFont" style:family="text">
      <style:text-properties style:font-name="Consolas" style:font-name-asian="Times New Roman" style:font-name-complex="Times New Roman" fo:color="#E8C9BB" fo:font-size="10.5pt" style:font-size-asian="10.5pt" style:font-size-complex="10.5pt" style:language-asian="tr" style:country-asian="TR" style:language-complex="ar" style:country-complex="SA"/>
    </style:style>
    <style:style style:name="T529" style:parent-style-name="DefaultParagraphFont" style:family="text">
      <style:text-properties style:font-name="Consolas" style:font-name-asian="Times New Roman" style:font-name-complex="Times New Roman" fo:color="#CE9178" fo:font-size="10.5pt" style:font-size-asian="10.5pt" style:font-size-complex="10.5pt" style:language-asian="tr" style:country-asian="TR" style:language-complex="ar" style:country-complex="SA"/>
    </style:style>
    <style:style style:name="T530" style:parent-style-name="DefaultParagraphFont" style:family="text">
      <style:text-properties style:font-name="Consolas" style:font-name-asian="Times New Roman" style:font-name-complex="Times New Roman" fo:color="#569CD6" fo:font-size="10.5pt" style:font-size-asian="10.5pt" style:font-size-complex="10.5pt" style:language-asian="tr" style:country-asian="TR" style:language-complex="ar" style:country-complex="SA"/>
    </style:style>
    <style:style style:name="T531" style:parent-style-name="DefaultParagraphFont" style:family="text">
      <style:text-properties style:font-name="Consolas" style:font-name-asian="Times New Roman" style:font-name-complex="Times New Roman" fo:color="#E8C9BB" fo:font-size="10.5pt" style:font-size-asian="10.5pt" style:font-size-complex="10.5pt" style:language-asian="tr" style:country-asian="TR" style:language-complex="ar" style:country-complex="SA"/>
    </style:style>
    <style:style style:name="T53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3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34"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3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36" style:parent-style-name="DefaultParagraphFont" style:family="text">
      <style:text-properties style:font-name="Consolas" style:font-name-asian="Times New Roman" style:font-name-complex="Times New Roman" fo:color="#4EC9B0" fo:font-size="10.5pt" style:font-size-asian="10.5pt" style:font-size-complex="10.5pt" style:language-asian="tr" style:country-asian="TR" style:language-complex="ar" style:country-complex="SA"/>
    </style:style>
    <style:style style:name="T53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38"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3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540" style:parent-style-name="Normal" style:family="paragraph">
      <style:paragraph-properties style:vertical-align="auto" style:line-height-at-least="0.1979in" fo:background-color="#1E1E1E"/>
      <style:text-properties style:font-name="Consolas" style:font-name-asian="Times New Roman" style:font-name-complex="Times New Roman" fo:color="#DADADA" fo:font-size="10.5pt" style:font-size-asian="10.5pt" style:font-size-complex="10.5pt" style:language-asian="tr" style:country-asian="TR" style:language-complex="ar" style:country-complex="SA" fo:hyphenate="true"/>
    </style:style>
    <style:style style:name="P541" style:parent-style-name="Normal" style:family="paragraph">
      <style:paragraph-properties style:vertical-align="auto" style:line-height-at-least="0.1979in" fo:background-color="#1E1E1E"/>
      <style:text-properties fo:hyphenate="true"/>
    </style:style>
    <style:style style:name="T54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43" style:parent-style-name="DefaultParagraphFont" style:family="text">
      <style:text-properties style:font-name="Consolas" style:font-name-asian="Times New Roman" style:font-name-complex="Times New Roman" fo:color="#57A64A" fo:font-size="10.5pt" style:font-size-asian="10.5pt" style:font-size-complex="10.5pt" style:language-asian="tr" style:country-asian="TR" style:language-complex="ar" style:country-complex="SA"/>
    </style:style>
    <style:style style:name="P544" style:parent-style-name="Normal" style:family="paragraph">
      <style:paragraph-properties style:vertical-align="auto" style:line-height-at-least="0.1979in" fo:background-color="#1E1E1E"/>
      <style:text-properties fo:hyphenate="true"/>
    </style:style>
    <style:style style:name="T54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46"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4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48"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54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550" style:parent-style-name="Normal" style:family="paragraph">
      <style:paragraph-properties style:vertical-align="auto" style:line-height-at-least="0.1979in" fo:background-color="#1E1E1E"/>
      <style:text-properties style:font-name="Consolas" style:font-name-asian="Times New Roman" style:font-name-complex="Times New Roman" fo:color="#DADADA" fo:font-size="10.5pt" style:font-size-asian="10.5pt" style:font-size-complex="10.5pt" style:language-asian="tr" style:country-asian="TR" style:language-complex="ar" style:country-complex="SA" fo:hyphenate="true"/>
    </style:style>
    <style:style style:name="P551" style:parent-style-name="Normal" style:family="paragraph">
      <style:paragraph-properties style:vertical-align="auto" style:line-height-at-least="0.1979in" fo:background-color="#1E1E1E"/>
      <style:text-properties fo:hyphenate="true"/>
    </style:style>
    <style:style style:name="T55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53" style:parent-style-name="DefaultParagraphFont" style:family="text">
      <style:text-properties style:font-name="Consolas" style:font-name-asian="Times New Roman" style:font-name-complex="Times New Roman" fo:color="#57A64A" fo:font-size="10.5pt" style:font-size-asian="10.5pt" style:font-size-complex="10.5pt" style:language-asian="tr" style:country-asian="TR" style:language-complex="ar" style:country-complex="SA"/>
    </style:style>
    <style:style style:name="P554" style:parent-style-name="Normal" style:family="paragraph">
      <style:paragraph-properties style:vertical-align="auto" style:line-height-at-least="0.1979in" fo:background-color="#1E1E1E"/>
      <style:text-properties fo:hyphenate="true"/>
    </style:style>
    <style:style style:name="T55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56" style:parent-style-name="DefaultParagraphFont" style:family="text">
      <style:text-properties style:font-name="Consolas" style:font-name-asian="Times New Roman" style:font-name-complex="Times New Roman" fo:color="#D8A0DF" fo:font-size="10.5pt" style:font-size-asian="10.5pt" style:font-size-complex="10.5pt" style:language-asian="tr" style:country-asian="TR" style:language-complex="ar" style:country-complex="SA"/>
    </style:style>
    <style:style style:name="T55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58"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5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60"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61"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6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63" style:parent-style-name="DefaultParagraphFont" style:family="text">
      <style:text-properties style:font-name="Consolas" style:font-name-asian="Times New Roman" style:font-name-complex="Times New Roman" fo:color="#D8A0DF" fo:font-size="10.5pt" style:font-size-asian="10.5pt" style:font-size-complex="10.5pt" style:language-asian="tr" style:country-asian="TR" style:language-complex="ar" style:country-complex="SA"/>
    </style:style>
    <style:style style:name="T564"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65"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6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567" style:parent-style-name="Normal" style:family="paragraph">
      <style:paragraph-properties style:vertical-align="auto" style:line-height-at-least="0.1979in" fo:background-color="#1E1E1E"/>
      <style:text-properties fo:hyphenate="true"/>
    </style:style>
    <style:style style:name="T568"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69"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70"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7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7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73"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7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75"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7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7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78" style:parent-style-name="DefaultParagraphFont" style:family="text">
      <style:text-properties style:font-name="Consolas" style:font-name-asian="Times New Roman" style:font-name-complex="Times New Roman" fo:color="#9A9A9A" fo:font-size="10.5pt" style:font-size-asian="10.5pt" style:font-size-complex="10.5pt" style:language-asian="tr" style:country-asian="TR" style:language-complex="ar" style:country-complex="SA"/>
    </style:style>
    <style:style style:name="T57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80"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58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582" style:parent-style-name="Normal" style:family="paragraph">
      <style:paragraph-properties style:vertical-align="auto" style:line-height-at-least="0.1979in" fo:background-color="#1E1E1E"/>
      <style:text-properties fo:hyphenate="true"/>
    </style:style>
    <style:style style:name="T583"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84" style:parent-style-name="DefaultParagraphFont" style:family="text">
      <style:text-properties style:font-name="Consolas" style:font-name-asian="Times New Roman" style:font-name-complex="Times New Roman" fo:color="#57A64A" fo:font-size="10.5pt" style:font-size-asian="10.5pt" style:font-size-complex="10.5pt" style:language-asian="tr" style:country-asian="TR" style:language-complex="ar" style:country-complex="SA"/>
    </style:style>
    <style:style style:name="P585" style:parent-style-name="Normal" style:family="paragraph">
      <style:paragraph-properties style:vertical-align="auto" style:line-height-at-least="0.1979in" fo:background-color="#1E1E1E"/>
      <style:text-properties fo:hyphenate="true"/>
    </style:style>
    <style:style style:name="T586"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87"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8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89"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59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91"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92"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593"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94"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9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596" style:parent-style-name="Normal" style:family="paragraph">
      <style:paragraph-properties style:vertical-align="auto" style:line-height-at-least="0.1979in" fo:background-color="#1E1E1E"/>
      <style:text-properties fo:hyphenate="true"/>
    </style:style>
    <style:style style:name="T59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598"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599"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60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601"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602"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60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604"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60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606" style:parent-style-name="Normal" style:family="paragraph">
      <style:paragraph-properties style:vertical-align="auto" style:line-height-at-least="0.1979in" fo:background-color="#1E1E1E"/>
      <style:text-properties fo:hyphenate="true"/>
    </style:style>
    <style:style style:name="T60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608"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60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610"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61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612" style:parent-style-name="Normal" style:family="paragraph">
      <style:paragraph-properties style:vertical-align="auto" style:line-height-at-least="0.1979in" fo:background-color="#1E1E1E"/>
      <style:text-properties fo:hyphenate="true"/>
    </style:style>
    <style:style style:name="T613"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614"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61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616" style:parent-style-name="DefaultParagraphFont" style:family="text">
      <style:text-properties style:font-name="Consolas" style:font-name-asian="Times New Roman" style:font-name-complex="Times New Roman" fo:color="#E8C9BB" fo:font-size="10.5pt" style:font-size-asian="10.5pt" style:font-size-complex="10.5pt" style:language-asian="tr" style:country-asian="TR" style:language-complex="ar" style:country-complex="SA"/>
    </style:style>
    <style:style style:name="T617" style:parent-style-name="DefaultParagraphFont" style:family="text">
      <style:text-properties style:font-name="Consolas" style:font-name-asian="Times New Roman" style:font-name-complex="Times New Roman" fo:color="#CE9178" fo:font-size="10.5pt" style:font-size-asian="10.5pt" style:font-size-complex="10.5pt" style:language-asian="tr" style:country-asian="TR" style:language-complex="ar" style:country-complex="SA"/>
    </style:style>
    <style:style style:name="T618" style:parent-style-name="DefaultParagraphFont" style:family="text">
      <style:text-properties style:font-name="Consolas" style:font-name-asian="Times New Roman" style:font-name-complex="Times New Roman" fo:color="#569CD6" fo:font-size="10.5pt" style:font-size-asian="10.5pt" style:font-size-complex="10.5pt" style:language-asian="tr" style:country-asian="TR" style:language-complex="ar" style:country-complex="SA"/>
    </style:style>
    <style:style style:name="T619" style:parent-style-name="DefaultParagraphFont" style:family="text">
      <style:text-properties style:font-name="Consolas" style:font-name-asian="Times New Roman" style:font-name-complex="Times New Roman" fo:color="#E8C9BB" fo:font-size="10.5pt" style:font-size-asian="10.5pt" style:font-size-complex="10.5pt" style:language-asian="tr" style:country-asian="TR" style:language-complex="ar" style:country-complex="SA"/>
    </style:style>
    <style:style style:name="T620"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62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622"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623"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624" style:parent-style-name="DefaultParagraphFont" style:family="text">
      <style:text-properties style:font-name="Consolas" style:font-name-asian="Times New Roman" style:font-name-complex="Times New Roman" fo:color="#4EC9B0" fo:font-size="10.5pt" style:font-size-asian="10.5pt" style:font-size-complex="10.5pt" style:language-asian="tr" style:country-asian="TR" style:language-complex="ar" style:country-complex="SA"/>
    </style:style>
    <style:style style:name="T625"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626"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627"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628" style:parent-style-name="Normal" style:family="paragraph">
      <style:paragraph-properties style:vertical-align="auto" style:line-height-at-least="0.1979in" fo:background-color="#1E1E1E"/>
      <style:text-properties fo:hyphenate="true"/>
    </style:style>
    <style:style style:name="T629"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630"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631"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632" style:parent-style-name="DefaultParagraphFont" style:family="text">
      <style:text-properties style:font-name="Consolas" style:font-name-asian="Times New Roman" style:font-name-complex="Times New Roman" fo:color="#E8C9BB" fo:font-size="10.5pt" style:font-size-asian="10.5pt" style:font-size-complex="10.5pt" style:language-asian="tr" style:country-asian="TR" style:language-complex="ar" style:country-complex="SA"/>
    </style:style>
    <style:style style:name="T633" style:parent-style-name="DefaultParagraphFont" style:family="text">
      <style:text-properties style:font-name="Consolas" style:font-name-asian="Times New Roman" style:font-name-complex="Times New Roman" fo:color="#CE9178" fo:font-size="10.5pt" style:font-size-asian="10.5pt" style:font-size-complex="10.5pt" style:language-asian="tr" style:country-asian="TR" style:language-complex="ar" style:country-complex="SA"/>
    </style:style>
    <style:style style:name="T634" style:parent-style-name="DefaultParagraphFont" style:family="text">
      <style:text-properties style:font-name="Consolas" style:font-name-asian="Times New Roman" style:font-name-complex="Times New Roman" fo:color="#569CD6" fo:font-size="10.5pt" style:font-size-asian="10.5pt" style:font-size-complex="10.5pt" style:language-asian="tr" style:country-asian="TR" style:language-complex="ar" style:country-complex="SA"/>
    </style:style>
    <style:style style:name="T635" style:parent-style-name="DefaultParagraphFont" style:family="text">
      <style:text-properties style:font-name="Consolas" style:font-name-asian="Times New Roman" style:font-name-complex="Times New Roman" fo:color="#CE9178" fo:font-size="10.5pt" style:font-size-asian="10.5pt" style:font-size-complex="10.5pt" style:language-asian="tr" style:country-asian="TR" style:language-complex="ar" style:country-complex="SA"/>
    </style:style>
    <style:style style:name="T636" style:parent-style-name="DefaultParagraphFont" style:family="text">
      <style:text-properties style:font-name="Consolas" style:font-name-asian="Times New Roman" style:font-name-complex="Times New Roman" fo:color="#E8C9BB" fo:font-size="10.5pt" style:font-size-asian="10.5pt" style:font-size-complex="10.5pt" style:language-asian="tr" style:country-asian="TR" style:language-complex="ar" style:country-complex="SA"/>
    </style:style>
    <style:style style:name="T63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638"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639"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640"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641" style:parent-style-name="DefaultParagraphFont" style:family="text">
      <style:text-properties style:font-name="Consolas" style:font-name-asian="Times New Roman" style:font-name-complex="Times New Roman" fo:color="#C8C8C8" fo:font-size="10.5pt" style:font-size-asian="10.5pt" style:font-size-complex="10.5pt" style:language-asian="tr" style:country-asian="TR" style:language-complex="ar" style:country-complex="SA"/>
    </style:style>
    <style:style style:name="T642"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643" style:parent-style-name="DefaultParagraphFont" style:family="text">
      <style:text-properties style:font-name="Consolas" style:font-name-asian="Times New Roman" style:font-name-complex="Times New Roman" fo:color="#DCDCAA" fo:font-size="10.5pt" style:font-size-asian="10.5pt" style:font-size-complex="10.5pt" style:language-asian="tr" style:country-asian="TR" style:language-complex="ar" style:country-complex="SA"/>
    </style:style>
    <style:style style:name="T644"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645"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646"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T647" style:parent-style-name="DefaultParagraphFont" style:family="text">
      <style:text-properties style:font-name="Consolas" style:font-name-asian="Times New Roman" style:font-name-complex="Times New Roman" fo:color="#DADADA" fo:font-size="10.5pt" style:font-size-asian="10.5pt" style:font-size-complex="10.5pt" style:language-asian="tr" style:country-asian="TR" style:language-complex="ar" style:country-complex="SA"/>
    </style:style>
    <style:style style:name="T648" style:parent-style-name="DefaultParagraphFont" style:family="text">
      <style:text-properties style:font-name="Consolas" style:font-name-asian="Times New Roman" style:font-name-complex="Times New Roman" fo:color="#9CDCFE" fo:font-size="10.5pt" style:font-size-asian="10.5pt" style:font-size-complex="10.5pt" style:language-asian="tr" style:country-asian="TR" style:language-complex="ar" style:country-complex="SA"/>
    </style:style>
    <style:style style:name="T649" style:parent-style-name="DefaultParagraphFont" style:family="text">
      <style:text-properties style:font-name="Consolas" style:font-name-asian="Times New Roman" style:font-name-complex="Times New Roman" fo:color="#B4B4B4" fo:font-size="10.5pt" style:font-size-asian="10.5pt" style:font-size-complex="10.5pt" style:language-asian="tr" style:country-asian="TR" style:language-complex="ar" style:country-complex="SA"/>
    </style:style>
    <style:style style:name="P650" style:parent-style-name="Normal" style:family="paragraph">
      <style:paragraph-properties style:vertical-align="auto" style:line-height-at-least="0.1979in" fo:background-color="#1E1E1E"/>
      <style:text-properties style:font-name="Consolas" style:font-name-asian="Times New Roman" style:font-name-complex="Times New Roman" fo:color="#DADADA" fo:font-size="10.5pt" style:font-size-asian="10.5pt" style:font-size-complex="10.5pt" style:language-asian="tr" style:country-asian="TR" style:language-complex="ar" style:country-complex="SA" fo:hyphenate="true"/>
    </style:style>
    <style:style style:name="P651" style:parent-style-name="Standard" style:family="paragraph">
      <style:paragraph-properties fo:margin-left="0.5in">
        <style:tab-stops/>
      </style:paragraph-properties>
    </style:style>
    <style:style style:name="P652" style:parent-style-name="Standard" style:family="paragraph">
      <style:paragraph-properties fo:margin-left="0.5in">
        <style:tab-stops/>
      </style:paragraph-properties>
    </style:style>
    <style:style style:name="P653" style:parent-style-name="Standard" style:family="paragraph">
      <style:paragraph-properties fo:margin-left="0.5in">
        <style:tab-stops/>
      </style:paragraph-properties>
      <style:text-properties style:font-name="Courier New" style:font-name-asian="Courier New" style:font-name-complex="Courier New" fo:font-size="4pt" style:font-size-asian="4pt" style:font-size-complex="4pt"/>
    </style:style>
    <style:style style:name="P654" style:parent-style-name="Standard" style:family="paragraph"/>
    <style:style style:name="P655" style:parent-style-name="Standard" style:family="paragraph">
      <style:paragraph-properties fo:margin-left="0.5in">
        <style:tab-stops/>
      </style:paragraph-properties>
    </style:style>
    <style:style style:name="P656" style:parent-style-name="Standard" style:family="paragraph">
      <style:paragraph-properties fo:margin-left="0.5in">
        <style:tab-stops/>
      </style:paragraph-properties>
    </style:style>
    <style:style style:name="P657" style:parent-style-name="Standard" style:family="paragraph">
      <style:paragraph-properties fo:margin-left="0.5in">
        <style:tab-stops/>
      </style:paragraph-properties>
    </style:style>
    <style:style style:name="P658" style:parent-style-name="Standard" style:family="paragraph"/>
    <style:style style:name="T659" style:parent-style-name="DefaultParagraphFont" style:family="text">
      <style:text-properties style:font-name-asian="Courier New" style:font-name-complex="Calibri"/>
    </style:style>
    <style:style style:name="P660" style:parent-style-name="Standard" style:family="paragraph">
      <style:text-properties style:font-name-complex="Calibri"/>
    </style:style>
    <style:style style:name="P661" style:parent-style-name="Standard" style:family="paragraph">
      <style:text-properties style:font-name-complex="Calibri"/>
    </style:style>
    <style:style style:name="P662" style:parent-style-name="Standard" style:family="paragraph">
      <style:paragraph-properties fo:margin-left="1.5in">
        <style:tab-stops/>
      </style:paragraph-properties>
      <style:text-properties style:font-name-complex="Calibri"/>
    </style:style>
    <style:style style:name="P663" style:parent-style-name="Standard" style:family="paragraph"/>
    <style:style style:name="P664" style:parent-style-name="Standard" style:family="paragraph">
      <style:paragraph-properties fo:margin-left="0.5in">
        <style:tab-stops/>
      </style:paragraph-properties>
    </style:style>
    <style:style style:name="P665" style:parent-style-name="Standard" style:family="paragraph">
      <style:paragraph-properties fo:margin-left="0.5in">
        <style:tab-stops/>
      </style:paragraph-properties>
    </style:style>
    <style:style style:name="P666" style:parent-style-name="Standard" style:family="paragraph">
      <style:paragraph-properties fo:margin-left="0.5in">
        <style:tab-stops/>
      </style:paragraph-properties>
    </style:style>
    <style:style style:name="P667" style:parent-style-name="Standard" style:family="paragraph"/>
    <style:style style:name="T668" style:parent-style-name="DefaultParagraphFont" style:family="text">
      <style:text-properties style:font-name-asian="Courier New" style:font-name-complex="Calibri"/>
    </style:style>
    <style:style style:name="P669" style:parent-style-name="Standard" style:family="paragraph"/>
    <style:style style:name="P670" style:parent-style-name="Standard" style:family="paragraph"/>
    <style:style style:name="P671" style:parent-style-name="Standard" style:family="paragraph">
      <style:paragraph-properties fo:margin-left="0.5in">
        <style:tab-stops/>
      </style:paragraph-properties>
    </style:style>
    <style:style style:name="P672" style:parent-style-name="Standard" style:family="paragraph"/>
    <style:style style:name="P673" style:parent-style-name="Standard" style:family="paragraph">
      <style:paragraph-properties fo:margin-left="0.5in">
        <style:tab-stops/>
      </style:paragraph-properties>
    </style:style>
    <style:style style:name="P674" style:parent-style-name="Standard" style:family="paragraph">
      <style:paragraph-properties fo:margin-left="0.5in">
        <style:tab-stops/>
      </style:paragraph-properties>
    </style:style>
    <style:style style:name="P675" style:parent-style-name="Standard" style:family="paragraph"/>
    <style:style style:name="T676" style:parent-style-name="DefaultParagraphFont" style:family="text">
      <style:text-properties style:font-name-asian="Courier New" style:font-name-complex="Calibri"/>
    </style:style>
    <style:style style:name="P677" style:parent-style-name="Standard" style:family="paragraph"/>
    <style:style style:name="P678" style:parent-style-name="Standard" style:family="paragraph"/>
    <style:style style:name="P679" style:parent-style-name="Standard" style:family="paragraph">
      <style:paragraph-properties fo:margin-left="0.5in">
        <style:tab-stops/>
      </style:paragraph-properties>
    </style:style>
    <style:style style:name="P680" style:parent-style-name="Standard" style:family="paragraph"/>
    <style:style style:name="P681" style:parent-style-name="Standard" style:family="paragraph">
      <style:paragraph-properties fo:margin-left="0.5in">
        <style:tab-stops/>
      </style:paragraph-properties>
    </style:style>
    <style:style style:name="P682" style:parent-style-name="Standard" style:family="paragraph">
      <style:paragraph-properties fo:margin-left="0.5in">
        <style:tab-stops/>
      </style:paragraph-properties>
    </style:style>
    <style:style style:name="P683" style:parent-style-name="Standard" style:family="paragraph">
      <style:paragraph-properties fo:margin-left="0.5in">
        <style:tab-stops/>
      </style:paragraph-properties>
    </style:style>
    <style:style style:name="P684" style:parent-style-name="Standard" style:family="paragraph"/>
    <style:style style:name="P685" style:parent-style-name="Standard" style:family="paragraph"/>
    <style:style style:name="P686" style:parent-style-name="Standard" style:family="paragraph"/>
    <style:style style:name="P687" style:parent-style-name="Standard" style:family="paragraph"/>
    <style:style style:name="P688" style:parent-style-name="Standard" style:family="paragraph"/>
    <style:style style:name="P689" style:parent-style-name="Standard" style:family="paragraph"/>
    <style:style style:name="P690" style:parent-style-name="Standard" style:family="paragraph"/>
    <style:style style:name="P691" style:parent-style-name="Standard" style:family="paragraph">
      <style:paragraph-properties fo:margin-left="0.5in">
        <style:tab-stops/>
      </style:paragraph-properties>
    </style:style>
    <style:style style:name="P692" style:parent-style-name="Standard" style:family="paragraph"/>
    <style:style style:name="P693" style:parent-style-name="Standard" style:family="paragraph">
      <style:paragraph-properties fo:margin-left="0.5in">
        <style:tab-stops/>
      </style:paragraph-properties>
    </style:style>
  </office:automatic-styles>
  <office:body>
    <office:text text:use-soft-page-breaks="true">
      <text:p text:style-name="P1"><text:span text:style-name="T2">ICAT3260 Assignment 2 (31.10.2023)</text:span><text:s/>answer sheet</text:p>
      <text:p text:style-name="P3"/>
      <text:p text:style-name="Standard">Team members: Ayşe Şimal Menekşe</text:p>
      <text:p text:style-name="Standard"/>
      <text:p text:style-name="Standard"><text:span text:style-name="T4">☒</text:span><text:s/>I/We have included a .py file with our answer and packaged our answer into a ZIP file.</text:p>
      <text:p text:style-name="P5"/>
      <text:p text:style-name="Standard">Approximation of hours spent working on this assignment:<text:s/>50 hours</text:p>
      <text:p text:style-name="Standard"/>
      <text:list text:style-name="WWNum2">
        <text:list-item text:start-value="1">
          <text:p text:style-name="P6">Training speed adjustment. How does the training process change? (0.5p)</text:p>
        </text:list-item>
      </text:list>
      <text:p text:style-name="P7"/>
      <text:p text:style-name="P8">The model can be trained using the complete data set by increasing the number of training epochs from the prior program. A high epoch count gives the model more opportunities to learn and adjust so that it can ideally fit the training set of data the best. Because the model is exposed to more data, it can perform better as a result.</text:p>
      <text:p text:style-name="P9"/>
      <text:p text:style-name="P10">The previous fitting time with 12 epochs and without adjustment:<text:s/></text:p>
      <text:list text:style-name="LFO4" text:continue-numbering="true">
        <text:list-item>
          <text:p text:style-name="P11">1 minute 45.5 seconds</text:p>
        </text:list-item>
        <text:list-item>
          <text:p text:style-name="P12">loss: 0.0626 - accuracy: 0.9870 - val_loss: 1.8125 - val_accuracy: 0.6040</text:p>
        </text:list-item>
        <text:list-item>
          <text:p text:style-name="P13">Test loss: 1.7937817573547363</text:p>
        </text:list-item>
        <text:list-item>
          <text:p text:style-name="P14">Test accuracy: 0.6083333492279053</text:p>
        </text:list-item>
        <text:list-item>
          <text:p text:style-name="P15"/>
        </text:list-item>
      </text:list>
      <text:p text:style-name="P16">After the adjustment:</text:p>
      <text:list text:style-name="LFO5" text:continue-numbering="true">
        <text:list-item>
          <text:p text:style-name="P17">2 minutes 19.8 seconds</text:p>
        </text:list-item>
        <text:list-item>
          <text:p text:style-name="P18">loss: 6.8916e-05 - accuracy: 1.0000 - val_loss: 3.9389 - val_accuracy: 0.6106 - lr: 4.8000e-05</text:p>
        </text:list-item>
        <text:list-item>
          <text:p text:style-name="P19">Test loss: 2.6606335639953613</text:p>
        </text:list-item>
        <text:list-item>
          <text:p text:style-name="P20">Test accuracy: 0.6226666569709778</text:p>
        </text:list-item>
      </text:list>
      <text:p text:style-name="P21"/>
      <text:p text:style-name="P22">The learning rate adjustment through ReduceLROnPlateau provides a way to fine-tune the learning rate based on the model's performance. If the validation accuracy plateaus or stops improving for three consecutive epochs, the learning rate is decreased by a factor of 0.4. This allows the model to fine-tune its learning for better convergence, especially when close to an optimal point.</text:p>
      <text:p text:style-name="P23"/>
      <text:list text:style-name="WWNum2" text:continue-numbering="true">
        <text:list-item>
          <text:p text:style-name="P24">Batch normalization.</text:p>
        </text:list-item>
      </text:list>
      <text:p text:style-name="P25"/>
      <text:list text:style-name="WWNum2" text:continue-numbering="true">
        <text:list-item>
          <text:list>
            <text:list-item>
              <text:p text:style-name="P26">What happens to test accuracy after re-training with 20 epochs? (0.5p)</text:p>
            </text:list-item>
          </text:list>
        </text:list-item>
      </text:list>
      <text:p text:style-name="P27"/>
      <text:p text:style-name="P28">Adding BatchNormalization layers after each Conv2D and Dense layer (except the last one) can significantly impact the training and the test accuracy. BatchNormalization normalizes the input of each layer, making the optimization process more stable. During retraining during the first 20 epochs, the network will have more opportunity to modify its weights and learn from the data, taking<text:s/><text:soft-page-break/>advantage of BatchNormalization's increased stability and convergence. This can result in a more improved model, as well as increased test accuracy.</text:p>
      <text:p text:style-name="P29"/>
      <text:p text:style-name="P30">Test Accuracy and Lost Before Batch Normalization:</text:p>
      <text:p text:style-name="P31"/>
      <text:list text:style-name="LFO6" text:continue-numbering="true">
        <text:list-item>
          <text:p text:style-name="P32">Test loss: 2.6606335639953613</text:p>
        </text:list-item>
        <text:list-item>
          <text:p text:style-name="P33">Test accuracy: 0.6226666569709778</text:p>
        </text:list-item>
      </text:list>
      <text:p text:style-name="P34"/>
      <text:p text:style-name="P35">Test Accuracy and Lost After Batch Normalization:</text:p>
      <text:p text:style-name="P36"/>
      <text:list text:style-name="LFO7" text:continue-numbering="true">
        <text:list-item>
          <text:p text:style-name="P37">Test loss: 1.7817999124526978</text:p>
        </text:list-item>
        <text:list-item>
          <text:p text:style-name="P38">Test accuracy: 0.5929999947547913</text:p>
        </text:list-item>
      </text:list>
      <text:p text:style-name="P39"/>
      <text:p text:style-name="P40">After introducing Batch Normalization, the test loss decreased significantly (1.78), indicating that the model achieved better convergence and reduced errors. However, the test accuracy also slightly dropped to 0.593. This may indicate that while the model was able to converge better in terms of loss, it might have slightly overfit the training data or lost some generalization capabilities, resulting in a reduced accuracy on the test set.</text:p>
      <text:p text:style-name="P41"/>
      <text:list text:style-name="WWNum2" text:continue-numbering="true">
        <text:list-item>
          <text:list>
            <text:list-item>
              <text:p text:style-name="P42">(optional) Try out<text:s/><text:span text:style-name="T43">GroupNormalization.</text:span><text:s/>What accuracy can you achieve? (0.5p)</text:p>
            </text:list-item>
          </text:list>
        </text:list-item>
      </text:list>
      <text:p text:style-name="P44"/>
      <text:p text:style-name="P45">GroupNormalization is a technique that normalizes the activations of a neural network layer by dividing them into groups. It's an alternative to other normalization techniques like BatchNormalization and Layer Normalization.</text:p>
      <text:p text:style-name="P46"/>
      <text:p text:style-name="P47">Test Accuracy and Lost Before Batch Normalization:</text:p>
      <text:p text:style-name="P48"/>
      <text:list text:style-name="LFO8" text:continue-numbering="true">
        <text:list-item>
          <text:p text:style-name="P49">Test loss: 2.6606335639953613</text:p>
        </text:list-item>
        <text:list-item>
          <text:p text:style-name="P50">Test accuracy: 0.6226666569709778</text:p>
        </text:list-item>
      </text:list>
      <text:p text:style-name="P51"/>
      <text:p text:style-name="P52">Test Accuracy and Lost After Group Normalization:</text:p>
      <text:p text:style-name="P53"/>
      <text:list text:style-name="LFO9" text:continue-numbering="true">
        <text:list-item>
          <text:p text:style-name="P54">Test loss: 2.0289487838745117</text:p>
        </text:list-item>
        <text:list-item>
          <text:p text:style-name="P55">Test accuracy: 0.5649999976158142</text:p>
        </text:list-item>
      </text:list>
      <text:p text:style-name="Standard"/>
      <text:p text:style-name="P56">The decrease in test loss from 2.66 to 2.03 after Group Normalization suggests that the model's convergence and error reduction improved. The drop in test accuracy from 0.6227 to 0.565 might indicate that while the model achieved better convergence and lower loss, it might have slightly overfit the training data or lost some generalization capabilities, leading to a reduction in accuracy on the test set.</text:p>
      <text:p text:style-name="P57"/>
      <text:p text:style-name="P58"/>
      <text:soft-page-break/>
      <text:list text:style-name="WWNum2" text:continue-numbering="true">
        <text:list-item>
          <text:p text:style-name="P59">DropOut.What happens to the test accuracy compared to the starting point? (0.5p)</text:p>
        </text:list-item>
      </text:list>
      <text:p text:style-name="P60">The previous fitting time with 12 epochs and without adjustment (starting point):<text:s/></text:p>
      <text:p text:style-name="Standard"/>
      <text:list text:style-name="LFO4" text:continue-numbering="true">
        <text:list-item>
          <text:p text:style-name="P61">1 minute 45.5 seconds</text:p>
        </text:list-item>
        <text:list-item>
          <text:p text:style-name="P62">loss: 0.0626 - accuracy: 0.9870 - val_loss: 1.8125 - val_accuracy: 0.6040</text:p>
        </text:list-item>
        <text:list-item>
          <text:p text:style-name="P63">Test loss: 1.7937817573547363</text:p>
        </text:list-item>
        <text:list-item>
          <text:p text:style-name="P64">Test accuracy: 0.6083333492279053</text:p>
        </text:list-item>
      </text:list>
      <text:p text:style-name="P65"/>
      <text:p text:style-name="P66">After the DropOut Test Loss and Accuracy:</text:p>
      <text:p text:style-name="P67"/>
      <text:list text:style-name="LFO4" text:continue-numbering="true">
        <text:list-item>
          <text:p text:style-name="P68">3 minutes 22.4 seconds</text:p>
        </text:list-item>
        <text:list-item>
          <text:p text:style-name="P69">loss: 0.0626 - accuracy: 0.9870 - val_loss: 1.8125 - val_accuracy: 0.6040</text:p>
        </text:list-item>
      </text:list>
      <text:list text:style-name="LFO10" text:continue-numbering="true">
        <text:list-item>
          <text:p text:style-name="P70">Test loss: 1.793199062347412</text:p>
        </text:list-item>
        <text:list-item>
          <text:p text:style-name="P71">Test accuracy: 0.6393333077430725</text:p>
        </text:list-item>
      </text:list>
      <text:p text:style-name="Standard"/>
      <text:p text:style-name="P72">The slight improvement in test accuracy suggests that Dropout helped in enhancing the model's generalization by reducing overfitting.</text:p>
      <text:p text:style-name="P73">Further adjustments in Dropout rates or fine-tuning of hyperparameters might help in achieving better test accuracy without significantly increasing the training time.</text:p>
      <text:p text:style-name="P74"/>
      <text:list text:style-name="WWNum2" text:continue-numbering="true">
        <text:list-item>
          <text:p text:style-name="P75">Custom training loop. Replace<text:s/><text:span text:style-name="T76">model.fit</text:span><text:s/>by the custom loop – what happens to training accuracy? (1.5p)</text:p>
        </text:list-item>
      </text:list>
      <text:p text:style-name="P77"/>
      <text:p text:style-name="P78">When you replace model.fit with a custom training loop, you have more control over the training process, allowing you to customize various aspects. In the custom loop, you are directly handling the computation of gradients, applying optimizations, and updating metrics.</text:p>
      <text:p text:style-name="P79"/>
      <text:p text:style-name="P80">After 10 epochs with the custom training loop:<text:s/></text:p>
      <text:list text:style-name="LFO11" text:continue-numbering="true">
        <text:list-item>
          <text:p text:style-name="P81">Training acc over epoch is 0.9882</text:p>
        </text:list-item>
      </text:list>
      <text:p text:style-name="P82"/>
      <text:list text:style-name="WWNum2" text:continue-numbering="true">
        <text:list-item>
          <text:p text:style-name="P83">Dataset shuffling. What happens to the training accuracy with the custom training loop after adopting data shuffling? (0.5p)</text:p>
        </text:list-item>
      </text:list>
      <text:p text:style-name="P84"/>
      <text:p text:style-name="P85">When you adopt data shuffling in the training dataset, the order in which the model sees the examples during each epoch changes.<text:s/><text:span text:style-name="T86">Shuffling the data helps reduce the risk of overfitting. Shuffling promotes better generalization by preventing the model from relying on the specific distribution of the data.</text:span><text:s/><text:span text:style-name="T87">Adopting data shuffling in the training dataset creates better generalization, reduces overfitting, and contributes to a more stable and consistent training process.</text:span></text:p>
      <text:p text:style-name="P88"/>
      <text:p text:style-name="P89">After 10 epochs with shuffling with the custom training loop:<text:s/></text:p>
      <text:list text:style-name="LFO12" text:continue-numbering="true">
        <text:list-item>
          <text:p text:style-name="P90">Training accuracy over epoch: 0.9909</text:p>
        </text:list-item>
      </text:list>
      <text:p text:style-name="Standard"/>
      <text:list text:style-name="WWNum2" text:continue-numbering="true">
        <text:list-item>
          <text:p text:style-name="P91">Data augmentation. (2p)</text:p>
        </text:list-item>
      </text:list>
      <text:p text:style-name="P92"/>
      <text:p text:style-name="P93"><text:span text:style-name="T94">def</text:span><text:span text:style-name="T95"><text:s/></text:span><text:span text:style-name="T96">augment</text:span><text:span text:style-name="T97">(</text:span><text:span text:style-name="T98">image</text:span><text:span text:style-name="T99">):</text:span></text:p>
      <text:p text:style-name="P100"><text:span text:style-name="T101">   <text:s/></text:span><text:span text:style-name="T102">image</text:span><text:span text:style-name="T103"><text:s/></text:span><text:span text:style-name="T104">=</text:span><text:span text:style-name="T105"><text:s/></text:span><text:span text:style-name="T106">tf</text:span><text:span text:style-name="T107">.</text:span><text:span text:style-name="T108">image</text:span><text:span text:style-name="T109">.</text:span><text:span text:style-name="T110">random_flip_left_right</text:span><text:span text:style-name="T111">(</text:span><text:span text:style-name="T112">image</text:span><text:span text:style-name="T113">)</text:span></text:p>
      <text:p text:style-name="P114"><text:span text:style-name="T115">   <text:s/></text:span><text:span text:style-name="T116">image</text:span><text:span text:style-name="T117"><text:s/></text:span><text:span text:style-name="T118">=</text:span><text:span text:style-name="T119"><text:s/></text:span><text:span text:style-name="T120">tf</text:span><text:span text:style-name="T121">.</text:span><text:span text:style-name="T122">image</text:span><text:span text:style-name="T123">.</text:span><text:span text:style-name="T124">random_flip_up_down</text:span><text:span text:style-name="T125">(</text:span><text:span text:style-name="T126">image</text:span><text:span text:style-name="T127">)</text:span></text:p>
      <text:p text:style-name="P128"><text:span text:style-name="T129">   <text:s/></text:span><text:span text:style-name="T130">image</text:span><text:span text:style-name="T131"><text:s/></text:span><text:span text:style-name="T132">=</text:span><text:span text:style-name="T133"><text:s/></text:span><text:span text:style-name="T134">tf</text:span><text:span text:style-name="T135">.</text:span><text:span text:style-name="T136">image</text:span><text:span text:style-name="T137">.</text:span><text:span text:style-name="T138">random_brightness</text:span><text:span text:style-name="T139">(</text:span><text:span text:style-name="T140">image</text:span><text:span text:style-name="T141">,</text:span><text:span text:style-name="T142"><text:s/></text:span><text:span text:style-name="T143">max_delta</text:span><text:span text:style-name="T144">=</text:span><text:span text:style-name="T145">0.2</text:span><text:span text:style-name="T146">)</text:span></text:p>
      <text:p text:style-name="P147"><text:span text:style-name="T148">   <text:s/></text:span><text:span text:style-name="T149">image</text:span><text:span text:style-name="T150"><text:s/></text:span><text:span text:style-name="T151">=</text:span><text:span text:style-name="T152"><text:s/></text:span><text:span text:style-name="T153">tf</text:span><text:span text:style-name="T154">.</text:span><text:span text:style-name="T155">image</text:span><text:span text:style-name="T156">.</text:span><text:span text:style-name="T157">random_saturation</text:span><text:span text:style-name="T158">(</text:span><text:span text:style-name="T159">image</text:span><text:span text:style-name="T160">,</text:span><text:span text:style-name="T161"><text:s/></text:span><text:span text:style-name="T162">lower</text:span><text:span text:style-name="T163">=</text:span><text:span text:style-name="T164">0.5</text:span><text:span text:style-name="T165">,</text:span><text:span text:style-name="T166"><text:s/></text:span><text:span text:style-name="T167">upper</text:span><text:span text:style-name="T168">=</text:span><text:span text:style-name="T169">1.5</text:span><text:span text:style-name="T170">)</text:span></text:p>
      <text:p text:style-name="P171"><text:span text:style-name="T172">   <text:s/></text:span><text:span text:style-name="T173">image</text:span><text:span text:style-name="T174"><text:s/></text:span><text:span text:style-name="T175">=</text:span><text:span text:style-name="T176"><text:s/></text:span><text:span text:style-name="T177">tf</text:span><text:span text:style-name="T178">.</text:span><text:span text:style-name="T179">image</text:span><text:span text:style-name="T180">.</text:span><text:span text:style-name="T181">random_hue</text:span><text:span text:style-name="T182">(</text:span><text:span text:style-name="T183">image</text:span><text:span text:style-name="T184">,</text:span><text:span text:style-name="T185"><text:s/></text:span><text:span text:style-name="T186">max_delta</text:span><text:span text:style-name="T187">=</text:span><text:span text:style-name="T188">0.2</text:span><text:span text:style-name="T189">)</text:span></text:p>
      <text:p text:style-name="P190"><text:span text:style-name="T191">   <text:s/></text:span><text:span text:style-name="T192">image</text:span><text:span text:style-name="T193"><text:s/></text:span><text:span text:style-name="T194">=</text:span><text:span text:style-name="T195"><text:s/></text:span><text:span text:style-name="T196">tf</text:span><text:span text:style-name="T197">.</text:span><text:span text:style-name="T198">image</text:span><text:span text:style-name="T199">.</text:span><text:span text:style-name="T200">random_contrast</text:span><text:span text:style-name="T201">(</text:span><text:span text:style-name="T202">image</text:span><text:span text:style-name="T203">,</text:span><text:span text:style-name="T204"><text:s/></text:span><text:span text:style-name="T205">lower</text:span><text:span text:style-name="T206">=</text:span><text:span text:style-name="T207">0.5</text:span><text:span text:style-name="T208">,</text:span><text:span text:style-name="T209"><text:s/></text:span><text:span text:style-name="T210">upper</text:span><text:span text:style-name="T211">=</text:span><text:span text:style-name="T212">1.5</text:span><text:span text:style-name="T213">)</text:span></text:p>
      <text:p text:style-name="P214"/>
      <text:p text:style-name="P215"><text:span text:style-name="T216">   <text:s/></text:span><text:span text:style-name="T217">return</text:span><text:span text:style-name="T218"><text:s/></text:span><text:span text:style-name="T219">image</text:span></text:p>
      <text:p text:style-name="P220"/>
      <text:p text:style-name="P221"><text:span text:style-name="T222">epochs</text:span><text:span text:style-name="T223"><text:s/></text:span><text:span text:style-name="T224">=</text:span><text:span text:style-name="T225"><text:s/></text:span><text:span text:style-name="T226">1</text:span><text:span text:style-name="T227"><text:s/> </text:span><text:span text:style-name="T228"># Number of epochs as needed</text:span></text:p>
      <text:p text:style-name="P229"><text:span text:style-name="T230">batch_size</text:span><text:span text:style-name="T231"><text:s/></text:span><text:span text:style-name="T232">=</text:span><text:span text:style-name="T233"><text:s/></text:span><text:span text:style-name="T234">32</text:span><text:span text:style-name="T235"><text:s/> </text:span><text:span text:style-name="T236"># Adjustable</text:span></text:p>
      <text:p text:style-name="P237"/>
      <text:p text:style-name="P238"><text:span text:style-name="T239">loss_fn</text:span><text:span text:style-name="T240"><text:s/></text:span><text:span text:style-name="T241">=</text:span><text:span text:style-name="T242"><text:s/></text:span><text:span text:style-name="T243">tf</text:span><text:span text:style-name="T244">.</text:span><text:span text:style-name="T245">keras</text:span><text:span text:style-name="T246">.</text:span><text:span text:style-name="T247">losses</text:span><text:span text:style-name="T248">.</text:span><text:span text:style-name="T249">CategoricalCrossentropy</text:span><text:span text:style-name="T250">()</text:span></text:p>
      <text:p text:style-name="P251"><text:span text:style-name="T252">train_acc_metric</text:span><text:span text:style-name="T253"><text:s/></text:span><text:span text:style-name="T254">=</text:span><text:span text:style-name="T255"><text:s/></text:span><text:span text:style-name="T256">tf</text:span><text:span text:style-name="T257">.</text:span><text:span text:style-name="T258">keras</text:span><text:span text:style-name="T259">.</text:span><text:span text:style-name="T260">metrics</text:span><text:span text:style-name="T261">.</text:span><text:span text:style-name="T262">CategoricalAccuracy</text:span><text:span text:style-name="T263">()</text:span></text:p>
      <text:p text:style-name="P264"><text:span text:style-name="T265">val_acc_metric</text:span><text:span text:style-name="T266"><text:s/></text:span><text:span text:style-name="T267">=</text:span><text:span text:style-name="T268"><text:s/></text:span><text:span text:style-name="T269">tf</text:span><text:span text:style-name="T270">.</text:span><text:span text:style-name="T271">keras</text:span><text:span text:style-name="T272">.</text:span><text:span text:style-name="T273">metrics</text:span><text:span text:style-name="T274">.</text:span><text:span text:style-name="T275">CategoricalAccuracy</text:span><text:span text:style-name="T276">()</text:span></text:p>
      <text:p text:style-name="P277"/>
      <text:p text:style-name="P278"><text:span text:style-name="T279">optimizer</text:span><text:span text:style-name="T280"><text:s/></text:span><text:span text:style-name="T281">=</text:span><text:span text:style-name="T282"><text:s/>Adam</text:span><text:span text:style-name="T283">(</text:span><text:span text:style-name="T284">learning_rate</text:span><text:span text:style-name="T285">=</text:span><text:span text:style-name="T286">learning_rate</text:span><text:span text:style-name="T287">)</text:span></text:p>
      <text:p text:style-name="P288"/>
      <text:p text:style-name="P289"><text:span text:style-name="T290">#I got the help of ChatGpt when adopting the custom train loop in my code</text:span></text:p>
      <text:p text:style-name="P291"><text:span text:style-name="T292">for</text:span><text:span text:style-name="T293"><text:s/></text:span><text:span text:style-name="T294">epoch</text:span><text:span text:style-name="T295"><text:s/></text:span><text:span text:style-name="T296">in</text:span><text:span text:style-name="T297"><text:s/></text:span><text:span text:style-name="T298">range</text:span><text:span text:style-name="T299">(</text:span><text:span text:style-name="T300">epochs</text:span><text:span text:style-name="T301">):</text:span></text:p>
      <text:p text:style-name="P302"><text:span text:style-name="T303">   <text:s/></text:span><text:span text:style-name="T304">print</text:span><text:span text:style-name="T305">(</text:span><text:span text:style-name="T306">"</text:span><text:span text:style-name="T307">\n</text:span><text:span text:style-name="T308">Start of epoch<text:s/></text:span><text:span text:style-name="T309">%d</text:span><text:span text:style-name="T310">"</text:span><text:span text:style-name="T311"><text:s/></text:span><text:span text:style-name="T312">%</text:span><text:span text:style-name="T313"><text:s/></text:span><text:span text:style-name="T314">(</text:span><text:span text:style-name="T315">epoch</text:span><text:span text:style-name="T316">,))</text:span></text:p>
      <text:p text:style-name="P317"><text:span text:style-name="T318">   <text:s/></text:span><text:span text:style-name="T319">start_time</text:span><text:span text:style-name="T320"><text:s/></text:span><text:span text:style-name="T321">=</text:span><text:span text:style-name="T322"><text:s/></text:span><text:span text:style-name="T323">time</text:span><text:span text:style-name="T324">.</text:span><text:span text:style-name="T325">time</text:span><text:span text:style-name="T326">()</text:span></text:p>
      <text:p text:style-name="P327"/>
      <text:p text:style-name="P328"><text:span text:style-name="T329">   <text:s/></text:span><text:span text:style-name="T330"># Iterate over the batches of the dataset.</text:span></text:p>
      <text:p text:style-name="P331"><text:span text:style-name="T332">   <text:s/></text:span><text:span text:style-name="T333">for</text:span><text:span text:style-name="T334"><text:s/></text:span><text:span text:style-name="T335">step</text:span><text:span text:style-name="T336">,</text:span><text:span text:style-name="T337"><text:s/></text:span><text:span text:style-name="T338">(</text:span><text:span text:style-name="T339">x_batch_train</text:span><text:span text:style-name="T340">,</text:span><text:span text:style-name="T341"><text:s/></text:span><text:span text:style-name="T342">y_batch_train</text:span><text:span text:style-name="T343">)</text:span><text:span text:style-name="T344"><text:s/></text:span><text:span text:style-name="T345">in</text:span><text:span text:style-name="T346"><text:s/></text:span><text:span text:style-name="T347">enumerate</text:span><text:span text:style-name="T348">(</text:span><text:span text:style-name="T349">train_dataset</text:span><text:span text:style-name="T350">):</text:span></text:p>
      <text:p text:style-name="P351"><text:span text:style-name="T352">       <text:s/></text:span><text:span text:style-name="T353">with</text:span><text:span text:style-name="T354"><text:s/></text:span><text:span text:style-name="T355">tf</text:span><text:span text:style-name="T356">.</text:span><text:span text:style-name="T357">GradientTape</text:span><text:span text:style-name="T358">()</text:span><text:span text:style-name="T359"><text:s/></text:span><text:span text:style-name="T360">as</text:span><text:span text:style-name="T361"><text:s/></text:span><text:span text:style-name="T362">tape</text:span><text:span text:style-name="T363">:</text:span></text:p>
      <text:p text:style-name="P364"><text:span text:style-name="T365">           <text:s/></text:span><text:span text:style-name="T366">logits</text:span><text:span text:style-name="T367"><text:s/></text:span><text:span text:style-name="T368">=</text:span><text:span text:style-name="T369"><text:s/></text:span><text:span text:style-name="T370">model</text:span><text:span text:style-name="T371">(</text:span><text:span text:style-name="T372">augment</text:span><text:span text:style-name="T373">(</text:span><text:span text:style-name="T374">x_batch_train</text:span><text:span text:style-name="T375">),</text:span><text:span text:style-name="T376"><text:s/></text:span><text:span text:style-name="T377">training</text:span><text:span text:style-name="T378">=</text:span><text:span text:style-name="T379">True</text:span><text:span text:style-name="T380">)</text:span></text:p>
      <text:p text:style-name="P381"><text:span text:style-name="T382">           <text:s/></text:span><text:span text:style-name="T383">loss_value</text:span><text:span text:style-name="T384"><text:s/></text:span><text:span text:style-name="T385">=</text:span><text:span text:style-name="T386"><text:s/></text:span><text:span text:style-name="T387">loss_fn</text:span><text:span text:style-name="T388">(</text:span><text:span text:style-name="T389">y_batch_train</text:span><text:span text:style-name="T390">,</text:span><text:span text:style-name="T391"><text:s/></text:span><text:span text:style-name="T392">logits</text:span><text:span text:style-name="T393">)</text:span></text:p>
      <text:p text:style-name="P394"><text:span text:style-name="T395">       <text:s/></text:span><text:span text:style-name="T396">grads</text:span><text:span text:style-name="T397"><text:s/></text:span><text:span text:style-name="T398">=</text:span><text:span text:style-name="T399"><text:s/></text:span><text:span text:style-name="T400">tape</text:span><text:span text:style-name="T401">.</text:span><text:span text:style-name="T402">gradient</text:span><text:span text:style-name="T403">(</text:span><text:span text:style-name="T404">loss_value</text:span><text:span text:style-name="T405">,</text:span><text:span text:style-name="T406"><text:s/></text:span><text:span text:style-name="T407">model</text:span><text:span text:style-name="T408">.</text:span><text:span text:style-name="T409">trainable_weights</text:span><text:span text:style-name="T410">)</text:span></text:p>
      <text:p text:style-name="P411"><text:span text:style-name="T412">       <text:s/></text:span><text:span text:style-name="T413">optimizer</text:span><text:span text:style-name="T414">.</text:span><text:span text:style-name="T415">apply_gradients</text:span><text:span text:style-name="T416">(</text:span><text:span text:style-name="T417">zip</text:span><text:span text:style-name="T418">(</text:span><text:span text:style-name="T419">grads</text:span><text:span text:style-name="T420">,</text:span><text:span text:style-name="T421"><text:s/></text:span><text:span text:style-name="T422">model</text:span><text:span text:style-name="T423">.</text:span><text:span text:style-name="T424">trainable_weights</text:span><text:span text:style-name="T425">))</text:span></text:p>
      <text:p text:style-name="P426"/>
      <text:p text:style-name="P427"><text:span text:style-name="T428">       <text:s/></text:span><text:span text:style-name="T429"># Update training metric</text:span></text:p>
      <text:p text:style-name="P430"><text:span text:style-name="T431">       <text:s/></text:span><text:span text:style-name="T432">train_acc_metric</text:span><text:span text:style-name="T433">.</text:span><text:span text:style-name="T434">update_state</text:span><text:span text:style-name="T435">(</text:span><text:span text:style-name="T436">y_batch_train</text:span><text:span text:style-name="T437">,</text:span><text:span text:style-name="T438"><text:s/></text:span><text:span text:style-name="T439">logits</text:span><text:span text:style-name="T440">)</text:span></text:p>
      <text:p text:style-name="P441"/>
      <text:p text:style-name="P442"><text:span text:style-name="T443">       <text:s/></text:span><text:span text:style-name="T444"># Log every 200 batches</text:span></text:p>
      <text:p text:style-name="P445"><text:span text:style-name="T446">       <text:s/></text:span><text:span text:style-name="T447">if</text:span><text:span text:style-name="T448"><text:s/></text:span><text:span text:style-name="T449">step</text:span><text:span text:style-name="T450"><text:s/></text:span><text:span text:style-name="T451">%</text:span><text:span text:style-name="T452"><text:s/></text:span><text:span text:style-name="T453">200</text:span><text:span text:style-name="T454"><text:s/></text:span><text:span text:style-name="T455">==</text:span><text:span text:style-name="T456"><text:s/></text:span><text:span text:style-name="T457">0</text:span><text:span text:style-name="T458">:</text:span></text:p>
      <text:p text:style-name="P459"><text:span text:style-name="T460">           <text:s/></text:span><text:span text:style-name="T461">print</text:span><text:span text:style-name="T462">(</text:span></text:p>
      <text:p text:style-name="P463"><text:span text:style-name="T464">               <text:s/></text:span><text:span text:style-name="T465">"</text:span><text:span text:style-name="T466">Training loss (for one batch) at step<text:s/></text:span><text:span text:style-name="T467">%d</text:span><text:span text:style-name="T468">:<text:s/></text:span><text:span text:style-name="T469">%.4f</text:span><text:span text:style-name="T470">"</text:span></text:p>
      <text:p text:style-name="P471"><text:span text:style-name="T472">               <text:s/></text:span><text:span text:style-name="T473">%</text:span><text:span text:style-name="T474"><text:s/></text:span><text:span text:style-name="T475">(</text:span><text:span text:style-name="T476">step</text:span><text:span text:style-name="T477">,</text:span><text:span text:style-name="T478"><text:s/></text:span><text:span text:style-name="T479">float</text:span><text:span text:style-name="T480">(</text:span><text:span text:style-name="T481">loss_value</text:span><text:span text:style-name="T482">))</text:span></text:p>
      <text:p text:style-name="P483"><text:span text:style-name="T484">           <text:s/></text:span><text:span text:style-name="T485">)</text:span></text:p>
      <text:p text:style-name="P486"><text:span text:style-name="T487">           <text:s/></text:span><text:span text:style-name="T488">print</text:span><text:span text:style-name="T489">(</text:span><text:span text:style-name="T490">"</text:span><text:span text:style-name="T491">Seen so far:<text:s/></text:span><text:span text:style-name="T492">%d</text:span><text:span text:style-name="T493"><text:s/>samples</text:span><text:span text:style-name="T494">"</text:span><text:span text:style-name="T495"><text:s/></text:span><text:span text:style-name="T496">%</text:span><text:span text:style-name="T497"><text:s/></text:span><text:span text:style-name="T498">((</text:span><text:span text:style-name="T499">step</text:span><text:span text:style-name="T500"><text:s/></text:span><text:span text:style-name="T501">+</text:span><text:span text:style-name="T502"><text:s/></text:span><text:span text:style-name="T503">1</text:span><text:span text:style-name="T504">)</text:span><text:span text:style-name="T505"><text:s/></text:span><text:span text:style-name="T506">*</text:span><text:span text:style-name="T507"><text:s/></text:span><text:span text:style-name="T508">batch_size</text:span><text:span text:style-name="T509">))</text:span></text:p>
      <text:p text:style-name="P510"/>
      <text:p text:style-name="P511"><text:span text:style-name="T512">   <text:s/></text:span><text:span text:style-name="T513"># Display metrics</text:span></text:p>
      <text:p text:style-name="P514"><text:span text:style-name="T515">   <text:s/></text:span><text:span text:style-name="T516">train_acc</text:span><text:span text:style-name="T517"><text:s/></text:span><text:span text:style-name="T518">=</text:span><text:span text:style-name="T519"><text:s/></text:span><text:span text:style-name="T520">train_acc_metric</text:span><text:span text:style-name="T521">.</text:span><text:span text:style-name="T522">result</text:span><text:span text:style-name="T523">()</text:span></text:p>
      <text:p text:style-name="P524"><text:span text:style-name="T525">   <text:s/></text:span><text:span text:style-name="T526">print</text:span><text:span text:style-name="T527">(</text:span><text:span text:style-name="T528">"</text:span><text:span text:style-name="T529">Training acc over epoch:<text:s/></text:span><text:span text:style-name="T530">%.4f</text:span><text:span text:style-name="T531">"</text:span><text:span text:style-name="T532"><text:s/></text:span><text:span text:style-name="T533">%</text:span><text:span text:style-name="T534"><text:s/></text:span><text:span text:style-name="T535">(</text:span><text:span text:style-name="T536">float</text:span><text:span text:style-name="T537">(</text:span><text:span text:style-name="T538">train_acc</text:span><text:span text:style-name="T539">),))</text:span></text:p>
      <text:p text:style-name="P540"/>
      <text:p text:style-name="P541"><text:span text:style-name="T542">   <text:s/></text:span><text:span text:style-name="T543"># Reset training metrics at the end of each epoch</text:span></text:p>
      <text:p text:style-name="P544"><text:span text:style-name="T545">   <text:s/></text:span><text:span text:style-name="T546">train_acc_metric</text:span><text:span text:style-name="T547">.</text:span><text:span text:style-name="T548">reset_states</text:span><text:span text:style-name="T549">()</text:span></text:p>
      <text:p text:style-name="P550"/>
      <text:p text:style-name="P551"><text:span text:style-name="T552">   <text:s/></text:span><text:span text:style-name="T553"># Run a validation loop</text:span></text:p>
      <text:p text:style-name="P554"><text:span text:style-name="T555">   <text:s/></text:span><text:span text:style-name="T556">for</text:span><text:span text:style-name="T557"><text:s/></text:span><text:span text:style-name="T558">x_batch_val</text:span><text:span text:style-name="T559">,</text:span><text:span text:style-name="T560"><text:s/></text:span><text:span text:style-name="T561">y_batch_val</text:span><text:span text:style-name="T562"><text:s/></text:span><text:span text:style-name="T563">in</text:span><text:span text:style-name="T564"><text:s/></text:span><text:span text:style-name="T565">val_dataset</text:span><text:span text:style-name="T566">:</text:span></text:p>
      <text:p text:style-name="P567"><text:span text:style-name="T568">       <text:s/></text:span><text:span text:style-name="T569">val_logits</text:span><text:span text:style-name="T570"><text:s/></text:span><text:span text:style-name="T571">=</text:span><text:span text:style-name="T572"><text:s/></text:span><text:span text:style-name="T573">model</text:span><text:span text:style-name="T574">(</text:span><text:span text:style-name="T575">x_batch_val</text:span><text:span text:style-name="T576">,</text:span><text:span text:style-name="T577"><text:s/></text:span><text:span text:style-name="T578">training</text:span><text:span text:style-name="T579">=</text:span><text:span text:style-name="T580">False</text:span><text:span text:style-name="T581">)</text:span></text:p>
      <text:p text:style-name="P582"><text:span text:style-name="T583">       <text:s/></text:span><text:span text:style-name="T584"># Update validation metrics</text:span></text:p>
      <text:p text:style-name="P585"><text:span text:style-name="T586">       <text:s/></text:span><text:span text:style-name="T587">val_acc_metric</text:span><text:span text:style-name="T588">.</text:span><text:span text:style-name="T589">update_state</text:span><text:span text:style-name="T590">(</text:span><text:span text:style-name="T591">y_batch_val</text:span><text:span text:style-name="T592">,</text:span><text:span text:style-name="T593"><text:s/></text:span><text:span text:style-name="T594">val_logits</text:span><text:span text:style-name="T595">)</text:span></text:p>
      <text:p text:style-name="P596"><text:span text:style-name="T597">   <text:s/></text:span><text:span text:style-name="T598">val_acc</text:span><text:span text:style-name="T599"><text:s/></text:span><text:span text:style-name="T600">=</text:span><text:span text:style-name="T601"><text:s/></text:span><text:span text:style-name="T602">val_acc_metric</text:span><text:span text:style-name="T603">.</text:span><text:span text:style-name="T604">result</text:span><text:span text:style-name="T605">()</text:span></text:p>
      <text:p text:style-name="P606"><text:span text:style-name="T607">   <text:s/></text:span><text:span text:style-name="T608">val_acc_metric</text:span><text:span text:style-name="T609">.</text:span><text:span text:style-name="T610">reset_states</text:span><text:span text:style-name="T611">()</text:span></text:p>
      <text:p text:style-name="P612"><text:span text:style-name="T613">   <text:s/></text:span><text:span text:style-name="T614">print</text:span><text:span text:style-name="T615">(</text:span><text:span text:style-name="T616">"</text:span><text:span text:style-name="T617">Validation acc:<text:s/></text:span><text:span text:style-name="T618">%.4f</text:span><text:span text:style-name="T619">"</text:span><text:span text:style-name="T620"><text:s/></text:span><text:span text:style-name="T621">%</text:span><text:span text:style-name="T622"><text:s/></text:span><text:span text:style-name="T623">(</text:span><text:span text:style-name="T624">float</text:span><text:span text:style-name="T625">(</text:span><text:span text:style-name="T626">val_acc</text:span><text:span text:style-name="T627">),))</text:span></text:p>
      <text:p text:style-name="P628"><text:span text:style-name="T629">   <text:s/></text:span><text:span text:style-name="T630">print</text:span><text:span text:style-name="T631">(</text:span><text:span text:style-name="T632">"</text:span><text:span text:style-name="T633">Time taken:<text:s/></text:span><text:span text:style-name="T634">%.2f</text:span><text:span text:style-name="T635">s</text:span><text:span text:style-name="T636">"</text:span><text:span text:style-name="T637"><text:s/></text:span><text:span text:style-name="T638">%</text:span><text:span text:style-name="T639"><text:s/></text:span><text:span text:style-name="T640">(</text:span><text:span text:style-name="T641">time</text:span><text:span text:style-name="T642">.</text:span><text:span text:style-name="T643">time</text:span><text:span text:style-name="T644">()</text:span><text:span text:style-name="T645"><text:s/></text:span><text:span text:style-name="T646">-</text:span><text:span text:style-name="T647"><text:s/></text:span><text:span text:style-name="T648">start_time</text:span><text:span text:style-name="T649">))</text:span></text:p>
      <text:p text:style-name="P650"/>
      <text:p text:style-name="P651"/>
      <text:p text:style-name="P652"/>
      <text:p text:style-name="P653"/>
      <text:list text:style-name="WWNum2" text:continue-numbering="true">
        <text:list-item>
          <text:p text:style-name="P654">CutMix. What accuracy can you achieve with CutMix? (1.5p)</text:p>
        </text:list-item>
      </text:list>
      <text:p text:style-name="P655"/>
      <text:p text:style-name="P656">CutMix is a data augmentation technique used during training in deep learning models, particularly in computer vision tasks such as image classification. It introduces a form of regularization by blending two or more images in the training dataset into a single input sample and using a weighted combination of their labels.</text:p>
      <text:p text:style-name="P657"/>
      <text:list text:style-name="LFO13" text:continue-numbering="true">
        <text:list-item>
          <text:p text:style-name="P658"><text:span text:style-name="T659">Training accuracy after 10 epochs: 0.4506</text:span></text:p>
        </text:list-item>
        <text:list-item>
          <text:p text:style-name="P660">Validation acc: 0.5571</text:p>
        </text:list-item>
      </text:list>
      <text:list text:style-name="LFO14" text:continue-numbering="true">
        <text:list-item>
          <text:p text:style-name="P661">Test accuracy: 0.5730000138282776</text:p>
        </text:list-item>
      </text:list>
      <text:p text:style-name="P662"/>
      <text:list text:style-name="WWNum2" text:continue-numbering="true">
        <text:list-item>
          <text:p text:style-name="P663">Gradient centralization. What accuracy can you reach with GC? (1.5p)<text:s/></text:p>
        </text:list-item>
      </text:list>
      <text:p text:style-name="P664"/>
      <text:p text:style-name="P665">GC is a technique designed to centralize the gradient vectors during backpropagation, helping to mitigate issues related to vanishing or exploding gradients. Its effectiveness often manifests in more stable training, improved convergence, and potentially enhanced generalization performance.</text:p>
      <text:p text:style-name="P666"/>
      <text:list text:style-name="LFO14" text:continue-numbering="true">
        <text:list-item>
          <text:p text:style-name="P667"><text:span text:style-name="T668">Training acc over <text:s/>with CutMix after 10 epochs: 0.4551</text:span></text:p>
        </text:list-item>
        <text:list-item>
          <text:p text:style-name="P669">Validation accuracy: 0.6086</text:p>
        </text:list-item>
        <text:list-item>
          <text:p text:style-name="P670">Test accuracy: 0.5569999814033508</text:p>
        </text:list-item>
      </text:list>
      <text:p text:style-name="P671"/>
      <text:list text:style-name="WWNum2" text:continue-numbering="true">
        <text:list-item>
          <text:p text:style-name="P672">SADT (optional). How does SADT perform compared to CutMix and GC? (1.5p)</text:p>
        </text:list-item>
      </text:list>
      <text:p text:style-name="P673"/>
      <text:soft-page-break/>
      <text:p text:style-name="P674">SADT (Stochastic Activation Differential Training) is an optional training technique that introduces stochasticity to the model parameters during training, distilling knowledge from a perturbed teacher model.</text:p>
      <text:p text:style-name="Standard"><text:tab/>It took longer to train.</text:p>
      <text:p text:style-name="Standard"/>
      <text:list text:style-name="LFO15" text:continue-numbering="true">
        <text:list-item>
          <text:p text:style-name="P675"><text:span text:style-name="T676">Training accuracy over 10 epochs: 0.9276</text:span></text:p>
        </text:list-item>
        <text:list-item>
          <text:p text:style-name="P677">Validation accuracy: 0.6071</text:p>
        </text:list-item>
        <text:list-item>
          <text:p text:style-name="P678">Test accuracy: 0.5983333587646484</text:p>
        </text:list-item>
      </text:list>
      <text:p text:style-name="P679"/>
      <text:list text:style-name="WWNum2" text:continue-numbering="true">
        <text:list-item>
          <text:p text:style-name="P680">By using the approaches from items 1..9 above, try to get your model testing accuracy above 65%. What combination and hyperparameter values did you use? (1.5p)<text:s/></text:p>
        </text:list-item>
      </text:list>
      <text:p text:style-name="P681"/>
      <text:p text:style-name="P682">I employed a custom training loop named 'SADT' in conjunction with gradient centralization using the Adam optimizer and a Convolutional Neural Network (CNN). The specialized training loop, combined with gradient centralization, aimed to enhance the stability of the training process.</text:p>
      <text:p text:style-name="P683"/>
      <text:list text:style-name="LFO16" text:continue-numbering="true">
        <text:list-item>
          <text:p text:style-name="P684">epochs = 8 # Number of epochs as needed</text:p>
        </text:list-item>
        <text:list-item>
          <text:p text:style-name="P685">batch_size = 16 <text:s/># Adjustable<text:s/></text:p>
        </text:list-item>
        <text:list-item>
          <text:p text:style-name="P686">learning_rate = 3e-4</text:p>
        </text:list-item>
        <text:list-item>
          <text:p text:style-name="P687">adam_opt = optimizers.adam(learning_rate=learning_rate)</text:p>
        </text:list-item>
        <text:list-item>
          <text:p text:style-name="P688">optimizer = adam_opt</text:p>
        </text:list-item>
        <text:list-item>
          <text:p text:style-name="P689">reduce_lr = ReduceLROnPlateau(monitor='val_accuracy', factor=0.2, patience=5, verbose=1, min_delta=0.0001)</text:p>
        </text:list-item>
      </text:list>
      <text:p text:style-name="Standard"/>
      <text:list text:style-name="LFO16" text:continue-numbering="true">
        <text:list-item>
          <text:p text:style-name="P690">Test accuracy: 0.65309999823570251</text:p>
        </text:list-item>
      </text:list>
      <text:p text:style-name="P691"/>
      <text:list text:style-name="WWNum2" text:continue-numbering="true">
        <text:list-item>
          <text:p text:style-name="P692">BONUS/Competition: By using the training optimizations approaches above, and without modifying the CNN parameter count, what is the highest test accuracy you can reach? Top-2 teams will be awarded with additional points – winner: +2p, 2nd rank: +1p.</text:p>
        </text:list-item>
      </text:list>
      <text:p text:style-name="P69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margin-top="0.1666in" fo:margin-bottom="0.0416in" fo:margin-left="0.3in" fo:text-indent="-0.3in">
        <style:tab-stops/>
      </style:paragraph-properties>
      <style:text-properties style:font-name="Arial" style:font-name-asian="Arial" style:font-name-complex="Arial" fo:font-weight="bold" style:font-weight-asian="bold" fo:font-size="14pt" style:font-size-asian="14pt" style:font-size-complex="14pt" fo:hyphenate="false"/>
    </style:style>
    <style:style style:name="Heading2" style:display-name="Heading 2" style:family="paragraph" style:parent-style-name="Normal" style:next-style-name="Standard" style:default-outline-level="2">
      <style:paragraph-properties fo:keep-with-next="always" fo:margin-top="0.1666in" fo:margin-bottom="0.0416in" fo:margin-left="0.4in" fo:text-indent="-0.4in">
        <style:tab-stops/>
      </style:paragraph-properties>
      <style:text-properties style:font-name="Arial" style:font-name-asian="Arial" style:font-name-complex="Arial" fo:font-weight="bold" style:font-weight-asian="bold" fo:hyphenate="false"/>
    </style:style>
    <style:style style:name="Heading3" style:display-name="Heading 3" style:family="paragraph" style:parent-style-name="Normal" style:next-style-name="Standard" style:default-outline-level="3">
      <style:paragraph-properties fo:keep-with-next="always" fo:margin-top="0.1666in" fo:margin-bottom="0.0416in" fo:margin-left="0.5in" fo:text-indent="-0.5in">
        <style:tab-stops/>
      </style:paragraph-properties>
      <style:text-properties style:font-name="Arial" style:font-name-asian="Arial" style:font-name-complex="Arial" fo:font-weight="bold" style:font-weight-asian="bold" fo:font-size="13pt" style:font-size-asian="13pt" style:font-size-complex="13pt" fo:hyphenate="false"/>
    </style:style>
    <style:style style:name="Heading4" style:display-name="Heading 4" style:family="paragraph" style:parent-style-name="Normal" style:next-style-name="Standard" style:default-outline-level="4">
      <style:paragraph-properties fo:keep-with-next="always" fo:margin-top="0.1666in" fo:margin-bottom="0.0416in" fo:margin-left="0.6in" fo:text-indent="-0.6in">
        <style:tab-stops/>
      </style:paragraph-properties>
      <style:text-properties fo:font-weight="bold" style:font-weight-asian="bold" fo:font-size="14pt" style:font-size-asian="14pt" style:font-size-complex="14pt" fo:hyphenate="false"/>
    </style:style>
    <style:style style:name="Heading5" style:display-name="Heading 5" style:family="paragraph" style:parent-style-name="Normal" style:next-style-name="Standard" style:default-outline-level="5">
      <style:paragraph-properties fo:margin-top="0.1666in" fo:margin-bottom="0.0416in" fo:margin-left="0.7in" fo:text-indent="-0.7in">
        <style:tab-stops/>
      </style:paragraph-properties>
      <style:text-properties fo:font-weight="bold" style:font-weight-asian="bold" fo:font-style="italic" style:font-style-asian="italic" fo:font-size="13pt" style:font-size-asian="13pt" style:font-size-complex="13pt" fo:hyphenate="false"/>
    </style:style>
    <style:style style:name="Heading6" style:display-name="Heading 6" style:family="paragraph" style:parent-style-name="Normal" style:next-style-name="Standard" style:default-outline-level="6">
      <style:paragraph-properties fo:margin-top="0.1666in" fo:margin-bottom="0.0416in" fo:margin-left="0.8in" fo:text-indent="-0.8in">
        <style:tab-stops/>
      </style:paragraph-properties>
      <style:text-properties fo:font-weight="bold" style:font-weight-asian="bold" fo:font-size="11pt" style:font-size-asian="11pt" style:font-size-complex="11pt" fo:hyphenate="false"/>
    </style:style>
    <style:style style:name="Normal" style:display-name="Normal" style:family="paragraph">
      <style:paragraph-properties fo:widows="2" fo:orphans="2"/>
      <style:text-properties fo:language="en" fo:country="GB"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6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6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6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6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6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6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6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6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7">
      <text:list-level-style-bullet text:level="1" text:style-name="WW_CharLFO7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7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7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7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7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7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7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7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7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8">
      <text:list-level-style-bullet text:level="1" text:style-name="WW_CharLFO8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8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8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8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8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8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8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8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8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9">
      <text:list-level-style-bullet text:level="1" text:style-name="WW_CharLFO9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9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9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9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9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9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9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9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9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ani Boutellier</meta:initial-creator>
    <dc:creator>Ayşe Menekşe</dc:creator>
    <meta:creation-date>2023-10-25T06:36:00Z</meta:creation-date>
    <dc:date>2023-11-17T12:49:00Z</dc:date>
    <meta:template xlink:href="Normal" xlink:type="simple"/>
    <meta:editing-cycles>70</meta:editing-cycles>
    <meta:editing-duration>PT35040S</meta:editing-duration>
    <meta:document-statistic meta:page-count="6" meta:paragraph-count="20" meta:word-count="1554" meta:character-count="10397" meta:row-count="73" meta:non-whitespace-character-count="8863"/>
  </office:meta>
</office:document-meta>
</file>